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6" style:family="table-column">
      <style:table-column-properties fo:break-before="auto" style:column-width="29.95mm"/>
    </style:style>
    <style:style style:name="co47" style:family="table-column">
      <style:table-column-properties fo:break-before="auto" style:column-width="39.76mm"/>
    </style:style>
    <style:style style:name="co48" style:family="table-column">
      <style:table-column-properties fo:break-before="auto" style:column-width="31.86mm"/>
    </style:style>
    <style:style style:name="co49" style:family="table-column">
      <style:table-column-properties fo:break-before="auto" style:column-width="14.43mm"/>
    </style:style>
    <style:style style:name="co50" style:family="table-column">
      <style:table-column-properties fo:break-before="auto" style:column-width="13.34mm"/>
    </style:style>
    <style:style style:name="co19" style:family="table-column">
      <style:table-column-properties fo:break-before="auto" style:column-width="22.58mm"/>
    </style:style>
    <style:style style:name="co54" style:family="table-column">
      <style:table-column-properties fo:break-before="auto" style:column-width="25.31mm"/>
    </style:style>
    <style:style style:name="co51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12.24mm"/>
    </style:style>
    <style:style style:name="co55" style:family="table-column">
      <style:table-column-properties fo:break-before="auto" style:column-width="24.5mm"/>
    </style:style>
    <style:style style:name="co56" style:family="table-column">
      <style:table-column-properties fo:break-before="auto" style:column-width="23.95mm"/>
    </style:style>
    <style:style style:name="co57" style:family="table-column">
      <style:table-column-properties fo:break-before="auto" style:column-width="113.82mm"/>
    </style:style>
    <style:style style:name="co39" style:family="table-column">
      <style:table-column-properties fo:break-before="auto" style:column-width="32.07mm"/>
    </style:style>
    <style:style style:name="co40" style:family="table-column">
      <style:table-column-properties fo:break-before="auto" style:column-width="19.88mm"/>
    </style:style>
    <style:style style:name="co41" style:family="table-column">
      <style:table-column-properties fo:break-before="auto" style:column-width="89.57mm"/>
    </style:style>
    <style:style style:name="co42" style:family="table-column">
      <style:table-column-properties fo:break-before="auto" style:column-width="191.17mm"/>
    </style:style>
    <style:style style:name="co43" style:family="table-column">
      <style:table-column-properties fo:break-before="auto" style:column-width="44.66mm"/>
    </style:style>
    <style:style style:name="co33" style:family="table-column">
      <style:table-column-properties fo:break-before="auto" style:column-width="20.69mm"/>
    </style:style>
    <style:style style:name="co14" style:family="table-column">
      <style:table-column-properties fo:break-before="auto" style:column-width="55mm"/>
    </style:style>
    <style:style style:name="co15" style:family="table-column">
      <style:table-column-properties fo:break-before="auto" style:column-width="53.38mm"/>
    </style:style>
    <style:style style:name="co16" style:family="table-column">
      <style:table-column-properties fo:break-before="auto" style:column-width="158.22mm"/>
    </style:style>
    <style:style style:name="co44" style:family="table-column">
      <style:table-column-properties fo:break-before="auto" style:column-width="114.64mm"/>
    </style:style>
    <style:style style:name="co24" style:family="table-column">
      <style:table-column-properties fo:break-before="auto" style:column-width="20.14mm"/>
    </style:style>
    <style:style style:name="co25" style:family="table-column">
      <style:table-column-properties fo:break-before="auto" style:column-width="22.05mm"/>
    </style:style>
    <style:style style:name="co26" style:family="table-column">
      <style:table-column-properties fo:break-before="auto" style:column-width="40.3mm"/>
    </style:style>
    <style:style style:name="co27" style:family="table-column">
      <style:table-column-properties fo:break-before="auto" style:column-width="9.53mm"/>
    </style:style>
    <style:style style:name="co28" style:family="table-column">
      <style:table-column-properties fo:break-before="auto" style:column-width="14.69mm"/>
    </style:style>
    <style:style style:name="co29" style:family="table-column">
      <style:table-column-properties fo:break-before="auto" style:column-width="9.79mm"/>
    </style:style>
    <style:style style:name="co30" style:family="table-column">
      <style:table-column-properties fo:break-before="auto" style:column-width="11.17mm"/>
    </style:style>
    <style:style style:name="co31" style:family="table-column">
      <style:table-column-properties fo:break-before="auto" style:column-width="12.79mm"/>
    </style:style>
    <style:style style:name="co32" style:family="table-column">
      <style:table-column-properties fo:break-before="auto" style:column-width="10.34mm"/>
    </style:style>
    <style:style style:name="co34" style:family="table-column">
      <style:table-column-properties fo:break-before="auto" style:column-width="10.62mm"/>
    </style:style>
    <style:style style:name="co35" style:family="table-column">
      <style:table-column-properties fo:break-before="auto" style:column-width="8.43mm"/>
    </style:style>
    <style:style style:name="co36" style:family="table-column">
      <style:table-column-properties fo:break-before="auto" style:column-width="10.07mm"/>
    </style:style>
    <style:style style:name="co37" style:family="table-column">
      <style:table-column-properties fo:break-before="auto" style:column-width="158.49mm"/>
    </style:style>
    <style:style style:name="co38" style:family="table-column">
      <style:table-column-properties fo:break-before="auto" style:column-width="158.77mm"/>
    </style:style>
    <style:style style:name="co45" style:family="table-column">
      <style:table-column-properties fo:break-before="auto" style:column-width="35.12mm"/>
    </style:style>
    <style:style style:name="co52" style:family="table-column">
      <style:table-column-properties fo:break-before="auto" style:column-width="25.05mm"/>
    </style:style>
    <style:style style:name="co53" style:family="table-column">
      <style:table-column-properties fo:break-before="auto" style:column-width="33.76mm"/>
    </style:style>
    <style:style style:name="co58" style:family="table-column">
      <style:table-column-properties fo:break-before="auto" style:column-width="18.5mm"/>
    </style:style>
    <style:style style:name="co59" style:family="table-column">
      <style:table-column-properties fo:break-before="auto" style:column-width="37.31mm"/>
    </style:style>
    <style:style style:name="co60" style:family="table-column">
      <style:table-column-properties fo:break-before="auto" style:column-width="19.05mm"/>
    </style:style>
    <style:style style:name="co61" style:family="table-column">
      <style:table-column-properties fo:break-before="auto" style:column-width="20.73mm"/>
    </style:style>
    <style:style style:name="co62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3" style:family="table-cell" style:parent-style-name="Default">
      <style:text-properties fo:font-weight="bold" style:font-weight-asian="bold" style:font-weight-complex="bold"/>
    </style:style>
    <style:style style:name="ce157" style:family="table-cell" style:parent-style-name="Default">
      <style:text-properties fo:font-style="italic" style:font-style-asian="italic" style:font-style-complex="italic"/>
    </style:style>
    <style:style style:name="ce161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64" style:family="table-cell" style:parent-style-name="Default">
      <style:table-cell-properties fo:border="0.06pt solid #000000"/>
    </style:style>
    <style:style style:name="ce165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7" style:family="table-cell" style:parent-style-name="Default">
      <style:table-cell-properties fo:background-color="#ffffcc" fo:border="0.06pt solid #000000"/>
    </style:style>
    <style:style style:name="ce168" style:family="table-cell" style:parent-style-name="Default">
      <style:table-cell-properties fo:background-color="#00ff00" fo:border="0.06pt solid #000000"/>
    </style:style>
    <style:style style:name="ce169" style:family="table-cell" style:parent-style-name="Default">
      <style:table-cell-properties fo:background-color="transparent" fo:border="0.06pt solid #000000"/>
    </style:style>
    <style:style style:name="ce17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90" style:family="table-cell" style:parent-style-name="Default">
      <style:table-cell-properties fo:background-color="#ffffcc"/>
    </style:style>
    <style:style style:name="ce291" style:family="table-cell" style:parent-style-name="Default">
      <style:table-cell-properties fo:background-color="#ffcc99"/>
    </style:style>
    <style:style style:name="ce292" style:family="table-cell" style:parent-style-name="Default">
      <style:table-cell-properties fo:background-color="#99ccff"/>
    </style:style>
    <style:style style:name="ce293" style:family="table-cell" style:parent-style-name="Default">
      <style:table-cell-properties fo:background-color="#ccffff"/>
    </style:style>
    <style:style style:name="ce294" style:family="table-cell" style:parent-style-name="Default">
      <style:table-cell-properties fo:background-color="#e6e6e6"/>
    </style:style>
    <style:style style:name="ce295" style:family="table-cell" style:parent-style-name="Default">
      <style:table-cell-properties fo:background-color="#a6fda6"/>
    </style:style>
    <style:style style:name="ce29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8" style:family="table-cell" style:parent-style-name="Default">
      <style:table-cell-properties fo:background-color="transparent"/>
    </style:style>
    <style:style style:name="ce299" style:family="table-cell" style:parent-style-name="Default">
      <style:table-cell-properties fo:background-color="#cccccc"/>
    </style:style>
    <style:style style:name="ce300" style:family="table-cell" style:parent-style-name="Default">
      <style:table-cell-properties fo:background-color="#0000ff"/>
    </style:style>
    <style:style style:name="ce301" style:family="table-cell" style:parent-style-name="Default">
      <style:table-cell-properties fo:background-color="#00ae00"/>
    </style:style>
    <style:style style:name="ce302" style:family="table-cell" style:parent-style-name="Default">
      <style:table-cell-properties fo:background-color="#ff8080"/>
    </style:style>
    <style:style style:name="ce303" style:family="table-cell" style:parent-style-name="Default">
      <style:table-cell-properties fo:background-color="#ffff00"/>
    </style:style>
    <style:style style:name="ce304" style:family="table-cell" style:parent-style-name="Default">
      <style:table-cell-properties fo:background-color="#ff9966"/>
    </style:style>
    <style:style style:name="ce305" style:family="table-cell" style:parent-style-name="Default">
      <style:table-cell-properties fo:background-color="#9966cc"/>
    </style:style>
    <style:style style:name="ce3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126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58" style:family="table-cell" style:parent-style-name="Default">
      <style:table-cell-properties style:shrink-to-fit="true"/>
    </style:style>
    <style:style style:name="ce159" style:family="table-cell" style:parent-style-name="Default">
      <style:table-cell-properties style:shrink-to-fit="false"/>
    </style:style>
    <style:style style:name="ce307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308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309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310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311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312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13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314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315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316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17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18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19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88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style:shrink-to-fit="true"/>
    </style:style>
    <style:style style:name="ce91" style:family="table-cell" style:parent-style-name="Default">
      <style:table-cell-properties fo:background-color="transparent" fo:border="0.74pt solid #000000" style:shrink-to-fit="true"/>
    </style:style>
    <style:style style:name="ce97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20" style:family="table-cell" style:parent-style-name="Default">
      <style:table-cell-properties fo:background-color="#00cccc" fo:border="0.06pt solid #000000"/>
    </style:style>
    <style:style style:name="ce83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="0.74pt solid #000000" style:shrink-to-fit="true"/>
    </style:style>
    <style:style style:name="ce86" style:family="table-cell" style:parent-style-name="Default">
      <style:table-cell-properties fo:background-color="transparent"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transparent" fo:border="0.74pt solid #000000" style:shrink-to-fit="true"/>
    </style:style>
    <style:style style:name="ce96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mm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ffff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a6fda6"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28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32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2"/>
      <style:map style:condition="cell-content()=&quot;Follows&quot;" style:apply-style-name="Light_20_orange_20_bg" style:base-cell-address="'Master Action List'.U2"/>
      <style:map style:condition="cell-content()=&quot;Buffered&quot;" style:apply-style-name="Yellow_20_bg" style:base-cell-address="'Master Action List'.U2"/>
      <style:map style:condition="cell-content()=&quot;Combined&quot;" style:apply-style-name="Light_20_blue_20_bg" style:base-cell-address="'Master Action List'.U2"/>
      <style:map style:condition="cell-content()=&quot;Special&quot;" style:apply-style-name="Green_20_bg" style:base-cell-address="'Master Action List'.U2"/>
      <style:map style:condition="cell-content()=&quot;Prerequisite&quot;" style:apply-style-name="Blue_20_bg" style:base-cell-address="'Master Action List'.U2"/>
      <style:map style:condition="cell-content()=&quot;Unpossible?&quot;" style:apply-style-name="Light_20_gray_20_bg" style:base-cell-address="'Master Action List'.U2"/>
      <style:map style:condition="cell-content()=&quot;§§§&quot;" style:apply-style-name="Dark_20_gray_20_bg" style:base-cell-address="'Master Action List'.U2"/>
      <style:map style:condition="cell-content()=&quot;???&quot;" style:apply-style-name="Purple_20_bg" style:base-cell-address="'Master Action List'.U2"/>
      <style:map style:condition="cell-content()=&quot;No effect&quot;" style:apply-style-name="Light_20_gray_20_bg" style:base-cell-address="'Master Action List'.U2"/>
    </style:style>
    <style:style style:name="ce33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3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7"/>
      <style:map style:condition="cell-content()=&quot;Follows&quot;" style:apply-style-name="Light_20_orange_20_bg" style:base-cell-address="'Master Action List'.U7"/>
      <style:map style:condition="cell-content()=&quot;Buffered&quot;" style:apply-style-name="Yellow_20_bg" style:base-cell-address="'Master Action List'.U7"/>
      <style:map style:condition="cell-content()=&quot;Combined&quot;" style:apply-style-name="Light_20_blue_20_bg" style:base-cell-address="'Master Action List'.U7"/>
      <style:map style:condition="cell-content()=&quot;Special&quot;" style:apply-style-name="Green_20_bg" style:base-cell-address="'Master Action List'.U7"/>
      <style:map style:condition="cell-content()=&quot;Prerequisite&quot;" style:apply-style-name="Blue_20_bg" style:base-cell-address="'Master Action List'.U7"/>
      <style:map style:condition="cell-content()=&quot;Unpossible?&quot;" style:apply-style-name="Light_20_gray_20_bg" style:base-cell-address="'Master Action List'.U7"/>
      <style:map style:condition="cell-content()=&quot;§§§&quot;" style:apply-style-name="Dark_20_gray_20_bg" style:base-cell-address="'Master Action List'.U7"/>
      <style:map style:condition="cell-content()=&quot;???&quot;" style:apply-style-name="Purple_20_bg" style:base-cell-address="'Master Action List'.U7"/>
      <style:map style:condition="cell-content()=&quot;No effect&quot;" style:apply-style-name="Light_20_gray_20_bg" style:base-cell-address="'Master Action List'.U7"/>
    </style:style>
    <style:style style:name="ce35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11"/>
      <style:map style:condition="cell-content()=&quot;Follows&quot;" style:apply-style-name="Light_20_orange_20_bg" style:base-cell-address="'Master Action List'.U11"/>
      <style:map style:condition="cell-content()=&quot;Buffered&quot;" style:apply-style-name="Yellow_20_bg" style:base-cell-address="'Master Action List'.U11"/>
      <style:map style:condition="cell-content()=&quot;Combined&quot;" style:apply-style-name="Light_20_blue_20_bg" style:base-cell-address="'Master Action List'.U11"/>
      <style:map style:condition="cell-content()=&quot;Special&quot;" style:apply-style-name="Green_20_bg" style:base-cell-address="'Master Action List'.U11"/>
      <style:map style:condition="cell-content()=&quot;Prerequisite&quot;" style:apply-style-name="Blue_20_bg" style:base-cell-address="'Master Action List'.U11"/>
      <style:map style:condition="cell-content()=&quot;Unpossible?&quot;" style:apply-style-name="Light_20_gray_20_bg" style:base-cell-address="'Master Action List'.U11"/>
      <style:map style:condition="cell-content()=&quot;§§§&quot;" style:apply-style-name="Dark_20_gray_20_bg" style:base-cell-address="'Master Action List'.U11"/>
      <style:map style:condition="cell-content()=&quot;???&quot;" style:apply-style-name="Purple_20_bg" style:base-cell-address="'Master Action List'.U11"/>
      <style:map style:condition="cell-content()=&quot;No effect&quot;" style:apply-style-name="Light_20_gray_20_bg" style:base-cell-address="'Master Action List'.U11"/>
    </style:style>
    <style:style style:name="ce3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16"/>
      <style:map style:condition="cell-content()=&quot;Follows&quot;" style:apply-style-name="Light_20_orange_20_bg" style:base-cell-address="'Master Action List'.U16"/>
      <style:map style:condition="cell-content()=&quot;Buffered&quot;" style:apply-style-name="Yellow_20_bg" style:base-cell-address="'Master Action List'.U16"/>
      <style:map style:condition="cell-content()=&quot;Combined&quot;" style:apply-style-name="Light_20_blue_20_bg" style:base-cell-address="'Master Action List'.U16"/>
      <style:map style:condition="cell-content()=&quot;Special&quot;" style:apply-style-name="Green_20_bg" style:base-cell-address="'Master Action List'.U16"/>
      <style:map style:condition="cell-content()=&quot;Prerequisite&quot;" style:apply-style-name="Blue_20_bg" style:base-cell-address="'Master Action List'.U16"/>
      <style:map style:condition="cell-content()=&quot;Unpossible?&quot;" style:apply-style-name="Light_20_gray_20_bg" style:base-cell-address="'Master Action List'.U16"/>
      <style:map style:condition="cell-content()=&quot;§§§&quot;" style:apply-style-name="Dark_20_gray_20_bg" style:base-cell-address="'Master Action List'.U16"/>
      <style:map style:condition="cell-content()=&quot;???&quot;" style:apply-style-name="Purple_20_bg" style:base-cell-address="'Master Action List'.U16"/>
      <style:map style:condition="cell-content()=&quot;No effect&quot;" style:apply-style-name="Light_20_gray_20_bg" style:base-cell-address="'Master Action List'.U16"/>
    </style:style>
    <style:style style:name="ce3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38" style:family="table-cell" style:parent-style-name="Default"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56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139" style:family="table-cell" style:parent-style-name="Default">
      <style:text-properties fo:font-style="italic" style:font-style-asian="italic" style:font-style-complex="italic"/>
    </style:style>
    <style:style style:name="ce140" style:family="table-cell" style:parent-style-name="Default">
      <style:table-cell-properties style:shrink-to-fit="true"/>
    </style:style>
    <style:style style:name="ce142" style:family="table-cell" style:parent-style-name="Default">
      <style:table-cell-properties style:shrink-to-fit="false"/>
    </style:style>
    <style:style style:name="ce145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="0.06pt solid #000000"/>
    </style:style>
    <style:style style:name="ce152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4" style:family="table-cell" style:parent-style-name="Default">
      <style:table-cell-properties fo:background-color="#ffffcc" fo:border="0.06pt solid #000000"/>
    </style:style>
    <style:style style:name="ce156" style:family="table-cell" style:parent-style-name="Default">
      <style:table-cell-properties fo:background-color="#00ff00" fo:border="0.06pt solid #000000"/>
    </style:style>
    <style:style style:name="ce160" style:family="table-cell" style:parent-style-name="Default">
      <style:table-cell-properties fo:background-color="transparent" fo:border="0.06pt solid #000000"/>
    </style:style>
    <style:style style:name="ce16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7" style:family="table-cell" style:parent-style-name="Default">
      <style:table-cell-properties style:shrink-to-fit="true"/>
      <style:map style:condition="cell-content()=&quot;Cancels&quot;" style:apply-style-name="Red_20_bg" style:base-cell-address="'Mechanics Test'.D35"/>
      <style:map style:condition="cell-content()=&quot;Follows&quot;" style:apply-style-name="Light_20_orange_20_bg" style:base-cell-address="'Mechanics Test'.D35"/>
      <style:map style:condition="cell-content()=&quot;Buffers&quot;" style:apply-style-name="Yellow_20_bg" style:base-cell-address="'Mechanics Test'.D35"/>
      <style:map style:condition="cell-content()=&quot;Mutual&quot;" style:apply-style-name="Light_20_blue_20_bg" style:base-cell-address="'Mechanics Test'.D35"/>
      <style:map style:condition="cell-content()=&quot;Special&quot;" style:apply-style-name="Green_20_bg" style:base-cell-address="'Mechanics Test'.D35"/>
      <style:map style:condition="cell-content()=&quot;Prereq&quot;" style:apply-style-name="Blue_20_bg" style:base-cell-address="'Mechanics Test'.D35"/>
      <style:map style:condition="cell-content()=&quot;Impossible?&quot;" style:apply-style-name="Light_20_gray_20_bg" style:base-cell-address="'Mechanics Test'.D35"/>
      <style:map style:condition="cell-content()=&quot;§§§&quot;" style:apply-style-name="Dark_20_gray_20_bg" style:base-cell-address="'Mechanics Test'.D35"/>
      <style:map style:condition="cell-content()=&quot;???&quot;" style:apply-style-name="Purple_20_bg" style:base-cell-address="'Mechanics Test'.D35"/>
      <style:map style:condition="cell-content()=&quot;No effect&quot;" style:apply-style-name="Light_20_gray_20_bg" style:base-cell-address="'Mechanics Test'.D35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83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Mechanics Test'.E16"/>
      <style:map style:condition="cell-content()=&quot;Follows&quot;" style:apply-style-name="Light_20_orange_20_bg" style:base-cell-address="'Mechanics Test'.E16"/>
      <style:map style:condition="cell-content()=&quot;Buffers&quot;" style:apply-style-name="Yellow_20_bg" style:base-cell-address="'Mechanics Test'.E16"/>
      <style:map style:condition="cell-content()=&quot;Mutual&quot;" style:apply-style-name="Light_20_blue_20_bg" style:base-cell-address="'Mechanics Test'.E16"/>
      <style:map style:condition="cell-content()=&quot;Special&quot;" style:apply-style-name="Green_20_bg" style:base-cell-address="'Mechanics Test'.E16"/>
      <style:map style:condition="cell-content()=&quot;Prereq&quot;" style:apply-style-name="Blue_20_bg" style:base-cell-address="'Mechanics Test'.E16"/>
      <style:map style:condition="cell-content()=&quot;Impossible?&quot;" style:apply-style-name="Light_20_gray_20_bg" style:base-cell-address="'Mechanics Test'.E16"/>
      <style:map style:condition="cell-content()=&quot;§§§&quot;" style:apply-style-name="Dark_20_gray_20_bg" style:base-cell-address="'Mechanics Test'.E16"/>
      <style:map style:condition="cell-content()=&quot;???&quot;" style:apply-style-name="Purple_20_bg" style:base-cell-address="'Mechanics Test'.E16"/>
      <style:map style:condition="cell-content()=&quot;No effect&quot;" style:apply-style-name="Light_20_gray_20_bg" style:base-cell-address="'Mechanics Test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Mechanics Test'.E17"/>
      <style:map style:condition="cell-content()=&quot;Follows&quot;" style:apply-style-name="Light_20_orange_20_bg" style:base-cell-address="'Mechanics Test'.E17"/>
      <style:map style:condition="cell-content()=&quot;Buffers&quot;" style:apply-style-name="Yellow_20_bg" style:base-cell-address="'Mechanics Test'.E17"/>
      <style:map style:condition="cell-content()=&quot;Mutual&quot;" style:apply-style-name="Light_20_blue_20_bg" style:base-cell-address="'Mechanics Test'.E17"/>
      <style:map style:condition="cell-content()=&quot;Special&quot;" style:apply-style-name="Green_20_bg" style:base-cell-address="'Mechanics Test'.E17"/>
      <style:map style:condition="cell-content()=&quot;Prereq&quot;" style:apply-style-name="Blue_20_bg" style:base-cell-address="'Mechanics Test'.E17"/>
      <style:map style:condition="cell-content()=&quot;Impossible?&quot;" style:apply-style-name="Light_20_gray_20_bg" style:base-cell-address="'Mechanics Test'.E17"/>
      <style:map style:condition="cell-content()=&quot;§§§&quot;" style:apply-style-name="Dark_20_gray_20_bg" style:base-cell-address="'Mechanics Test'.E17"/>
      <style:map style:condition="cell-content()=&quot;???&quot;" style:apply-style-name="Purple_20_bg" style:base-cell-address="'Mechanics Test'.E17"/>
      <style:map style:condition="cell-content()=&quot;No effect&quot;" style:apply-style-name="Light_20_gray_20_bg" style:base-cell-address="'Mechanics Test'.E17"/>
    </style:style>
    <style:style style:name="ce189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94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203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209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Mechanics Test'.J24"/>
      <style:map style:condition="cell-content()=&quot;Follows&quot;" style:apply-style-name="Light_20_orange_20_bg" style:base-cell-address="'Mechanics Test'.J24"/>
      <style:map style:condition="cell-content()=&quot;Buffers&quot;" style:apply-style-name="Yellow_20_bg" style:base-cell-address="'Mechanics Test'.J24"/>
      <style:map style:condition="cell-content()=&quot;Mutual&quot;" style:apply-style-name="Light_20_blue_20_bg" style:base-cell-address="'Mechanics Test'.J24"/>
      <style:map style:condition="cell-content()=&quot;Special&quot;" style:apply-style-name="Green_20_bg" style:base-cell-address="'Mechanics Test'.J24"/>
      <style:map style:condition="cell-content()=&quot;Prereq&quot;" style:apply-style-name="Blue_20_bg" style:base-cell-address="'Mechanics Test'.J24"/>
      <style:map style:condition="cell-content()=&quot;Impossible?&quot;" style:apply-style-name="Light_20_gray_20_bg" style:base-cell-address="'Mechanics Test'.J24"/>
      <style:map style:condition="cell-content()=&quot;§§§&quot;" style:apply-style-name="Dark_20_gray_20_bg" style:base-cell-address="'Mechanics Test'.J24"/>
      <style:map style:condition="cell-content()=&quot;???&quot;" style:apply-style-name="Purple_20_bg" style:base-cell-address="'Mechanics Test'.J24"/>
      <style:map style:condition="cell-content()=&quot;No effect&quot;" style:apply-style-name="Light_20_gray_20_bg" style:base-cell-address="'Mechanics Test'.J24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5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Mechanics Test'.M24"/>
      <style:map style:condition="cell-content()=&quot;Follows&quot;" style:apply-style-name="Light_20_orange_20_bg" style:base-cell-address="'Mechanics Test'.M24"/>
      <style:map style:condition="cell-content()=&quot;Buffers&quot;" style:apply-style-name="Yellow_20_bg" style:base-cell-address="'Mechanics Test'.M24"/>
      <style:map style:condition="cell-content()=&quot;Mutual&quot;" style:apply-style-name="Light_20_blue_20_bg" style:base-cell-address="'Mechanics Test'.M24"/>
      <style:map style:condition="cell-content()=&quot;Special&quot;" style:apply-style-name="Green_20_bg" style:base-cell-address="'Mechanics Test'.M24"/>
      <style:map style:condition="cell-content()=&quot;Prereq&quot;" style:apply-style-name="Blue_20_bg" style:base-cell-address="'Mechanics Test'.M24"/>
      <style:map style:condition="cell-content()=&quot;Impossible?&quot;" style:apply-style-name="Light_20_gray_20_bg" style:base-cell-address="'Mechanics Test'.M24"/>
      <style:map style:condition="cell-content()=&quot;§§§&quot;" style:apply-style-name="Dark_20_gray_20_bg" style:base-cell-address="'Mechanics Test'.M24"/>
      <style:map style:condition="cell-content()=&quot;???&quot;" style:apply-style-name="Purple_20_bg" style:base-cell-address="'Mechanics Test'.M24"/>
      <style:map style:condition="cell-content()=&quot;No effect&quot;" style:apply-style-name="Light_20_gray_20_bg" style:base-cell-address="'Mechanics Test'.M24"/>
    </style:style>
    <style:style style:name="ce21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8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0" style:family="table-cell" style:parent-style-name="Default"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5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73" style:family="table-cell" style:parent-style-name="Default">
      <style:table-cell-properties style:shrink-to-fit="true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4" style:family="table-cell" style:parent-style-name="Default"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6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7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80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6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8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6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8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271" style:family="table-cell" style:parent-style-name="Default">
      <style:table-cell-properties fo:background-color="#00cccc" fo:border="0.74pt solid #000000" style:shrink-to-fit="true"/>
      <style:text-properties fo:font-weight="bold" style:font-weight-asian="bold" style:font-weight-complex="bold"/>
    </style:style>
    <style:style style:name="ce272" style:family="table-cell" style:parent-style-name="Default">
      <style:table-cell-properties fo:background-color="#e6e6e6" fo:border="0.74pt solid #000000" style:shrink-to-fit="true"/>
    </style:style>
    <style:style style:name="ce279" style:family="table-cell" style:parent-style-name="Default">
      <style:table-cell-properties fo:background-color="#00ae00" fo:border="0.74pt solid #000000" style:shrink-to-fit="true"/>
    </style:style>
    <style:style style:name="ce15" style:family="table-cell" style:parent-style-name="Default">
      <style:table-cell-properties fo:background-color="#e6e6e6" fo:border="0.74pt solid #000000" style:shrink-to-fit="true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285" style:family="table-cell" style:parent-style-name="Default">
      <style:table-cell-properties fo:background-color="#ffffcc"/>
    </style:style>
    <style:style style:name="ce286" style:family="table-cell" style:parent-style-name="Default">
      <style:table-cell-properties fo:background-color="#ffcc99"/>
    </style:style>
    <style:style style:name="ce287" style:family="table-cell" style:parent-style-name="Default">
      <style:table-cell-properties fo:background-color="#99ccff"/>
    </style:style>
    <style:style style:name="ce288" style:family="table-cell" style:parent-style-name="Default">
      <style:table-cell-properties fo:background-color="#ccffff"/>
    </style:style>
    <style:style style:name="ce289" style:family="table-cell" style:parent-style-name="Default">
      <style:table-cell-properties fo:background-color="#e6e6e6"/>
    </style:style>
    <style:style style:name="ce321" style:family="table-cell" style:parent-style-name="Default">
      <style:table-cell-properties fo:background-color="#a6fda6"/>
    </style:style>
    <style:style style:name="ce32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4" style:family="table-cell" style:parent-style-name="Default">
      <style:table-cell-properties fo:background-color="transparent"/>
    </style:style>
    <style:style style:name="ce325" style:family="table-cell" style:parent-style-name="Default">
      <style:table-cell-properties fo:background-color="#cccccc"/>
    </style:style>
    <style:style style:name="ce326" style:family="table-cell" style:parent-style-name="Default">
      <style:table-cell-properties fo:background-color="#0000ff"/>
    </style:style>
    <style:style style:name="ce327" style:family="table-cell" style:parent-style-name="Default">
      <style:table-cell-properties fo:background-color="#00ae00"/>
    </style:style>
    <style:style style:name="ce328" style:family="table-cell" style:parent-style-name="Default">
      <style:table-cell-properties fo:background-color="#ff8080"/>
    </style:style>
    <style:style style:name="ce329" style:family="table-cell" style:parent-style-name="Default">
      <style:table-cell-properties fo:background-color="#ffff00"/>
    </style:style>
    <style:style style:name="ce330" style:family="table-cell" style:parent-style-name="Default">
      <style:table-cell-properties fo:background-color="#ff9966"/>
    </style:style>
    <style:style style:name="ce331" style:family="table-cell" style:parent-style-name="Default">
      <style:table-cell-properties fo:background-color="#9966cc"/>
    </style:style>
    <style:style style:name="ce3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334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335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336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337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338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39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340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341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342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43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44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45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46" style:family="table-cell" style:parent-style-name="Default">
      <style:table-cell-properties fo:background-color="#00cccc" fo:border="0.06pt solid #000000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Action List'.A2">
          <table:error-message table:message-type="stop" table:display="true"/>
        </table:content-validation>
        <table:content-validation table:name="val2" table:condition="of:cell-content-is-in-list([$'Input Lists'.$A$2:$'Input Lists'.$A$99])" table:allow-empty-cell="true" table:display-list="sort-ascending" table:base-cell-address="'Master Action List'.B1048576">
          <table:error-message table:message-type="stop" table:display="true"/>
        </table:content-validation>
        <table:content-validation table:name="val3" table:condition="of:cell-content-is-in-list([$'Results List'.$A$2:$'Results List'.$A$15])" table:allow-empty-cell="true" table:display-list="unsorted" table:base-cell-address="'Mechanics Test'.D2"/>
        <table:content-validation table:name="val4" table:condition="of:cell-content-is-in-list([$'Master Action List'.$C$2:$'Master Action List'.$C$49])" table:allow-empty-cell="true" table:display-list="sort-ascending" table:base-cell-address="'Mechanics Test'.E2"/>
        <table:content-validation table:name="val5" table:condition="of:cell-content-is-in-list([$'Modifier List'.$A$2:$'Modifier List'.$A$24])" table:allow-empty-cell="true" table:display-list="sort-ascending" table:base-cell-address="'Mechanics Test'.F2"/>
        <table:content-validation table:name="val6" table:condition="of:cell-content-is-in-list([$'Results List'.$A$2:$'Results List'.$A$15])" table:allow-empty-cell="true" table:display-list="unsorted" table:base-cell-address="'Mechanics Test'.G2"/>
        <table:content-validation table:name="val7" table:condition="of:cell-content-is-in-list([$'Master Action List'.$C$2:$'Master Action List'.$C$49])" table:allow-empty-cell="true" table:display-list="sort-ascending" table:base-cell-address="'Mechanics Test'.H2"/>
        <table:content-validation table:name="val8" table:condition="of:cell-content-is-in-list([$'Modifier List'.$A$2:$'Modifier List'.$A$24])" table:allow-empty-cell="true" table:display-list="sort-ascending" table:base-cell-address="'Mechanics Test'.I2"/>
        <table:content-validation table:name="val9" table:condition="of:cell-content-is-in-list([$'Results List'.$A$2:$'Results List'.$A$15])" table:allow-empty-cell="true" table:display-list="unsorted" table:base-cell-address="'Mechanics Test'.J2"/>
        <table:content-validation table:name="val10" table:condition="of:cell-content-is-in-list([$'Master Action List'.$C$2:$'Master Action List'.$C$49])" table:allow-empty-cell="true" table:display-list="sort-ascending" table:base-cell-address="'Mechanics Test'.K2"/>
        <table:content-validation table:name="val11" table:condition="of:cell-content-is-in-list([$'Modifier List'.$A$2:$'Modifier List'.$A$24])" table:allow-empty-cell="true" table:display-list="sort-ascending" table:base-cell-address="'Mechanics Test'.L2"/>
        <table:content-validation table:name="val12" table:condition="of:cell-content-is-in-list([$'Results List'.$A$2:$'Results List'.$A$15])" table:allow-empty-cell="true" table:display-list="unsorted" table:base-cell-address="'Mechanics Test'.M2"/>
        <table:content-validation table:name="val13" table:condition="of:cell-content-is-in-list([$'Master Action List'.$C$2:$'Master Action List'.$C$49])" table:allow-empty-cell="true" table:display-list="sort-ascending" table:base-cell-address="'Mechanics Test'.N2"/>
        <table:content-validation table:name="val14" table:condition="of:cell-content-is-in-list([$'Modifier List'.$A$2:$'Modifier List'.$A$24])" table:allow-empty-cell="true" table:display-list="sort-ascending" table:base-cell-address="'Mechanics Test'.O2"/>
        <table:content-validation table:name="val15" table:condition="of:cell-content-is-in-list([$'Results List'.$A$2:$'Results List'.$A$15])" table:allow-empty-cell="true" table:display-list="unsorted" table:base-cell-address="'Mechanics Test'.P2"/>
        <table:content-validation table:name="val16" table:condition="of:cell-content-is-in-list([$'Master Action List'.$C$2:$'Master Action List'.$C$49])" table:allow-empty-cell="true" table:display-list="sort-ascending" table:base-cell-address="'Mechanics Test'.Q2"/>
        <table:content-validation table:name="val17" table:condition="of:cell-content-is-in-list([$'Modifier List'.$A$2:$'Modifier List'.$A$24])" table:allow-empty-cell="true" table:display-list="sort-ascending" table:base-cell-address="'Mechanics Test'.R2"/>
        <table:content-validation table:name="val18" table:condition="of:cell-content-is-in-list([$'Results List'.$A$2:$'Results List'.$A$15])" table:allow-empty-cell="true" table:display-list="unsorted" table:base-cell-address="'Mechanics Test'.S2"/>
        <table:content-validation table:name="val19" table:condition="of:cell-content-is-in-list([$'Master Action List'.$C$2:$'Master Action List'.$C$49])" table:allow-empty-cell="true" table:display-list="sort-ascending" table:base-cell-address="'Mechanics Test'.T2"/>
        <table:content-validation table:name="val20" table:condition="of:cell-content-is-in-list([$'Modifier List'.$A$2:$'Modifier List'.$A$24])" table:allow-empty-cell="true" table:display-list="sort-ascending" table:base-cell-address="'Mechanics Test'.U2"/>
        <table:content-validation table:name="val21" table:condition="of:cell-content-is-in-list([$'Results List'.$A$3:$'Results List'.$A$15])" table:allow-empty-cell="true" table:display-list="unsorted" table:base-cell-address="'Mechanics Test'.B1">
          <table:error-message table:message-type="stop" table:display="true"/>
        </table:content-validation>
        <table:content-validation table:name="val22" table:condition="of:cell-content-is-in-list([$'Results List'.$A$3:$'Results List'.$A$15])" table:allow-empty-cell="true" table:display-list="unsorted" table:base-cell-address="'Mechanics Test'.G1">
          <table:error-message table:message-type="stop" table:display="true"/>
        </table:content-validation>
        <table:content-validation table:name="val23" table:condition="of:cell-content-is-in-list([$'Results List'.$A$3:$'Results List'.$A$15])" table:allow-empty-cell="true" table:display-list="unsorted" table:base-cell-address="'Mechanics Test'.J1">
          <table:error-message table:message-type="stop" table:display="true"/>
        </table:content-validation>
        <table:content-validation table:name="val24" table:condition="of:cell-content-is-in-list([$'Results List'.$A$3:$'Results List'.$A$15])" table:allow-empty-cell="true" table:display-list="unsorted" table:base-cell-address="'Mechanics Test'.M1">
          <table:error-message table:message-type="stop" table:display="true"/>
        </table:content-validation>
        <table:content-validation table:name="val25" table:condition="of:cell-content-is-in-list([$'Results List'.$A$3:$'Results List'.$A$15])" table:allow-empty-cell="true" table:display-list="unsorted" table:base-cell-address="'Mechanics Test'.P1">
          <table:error-message table:message-type="stop" table:display="true"/>
        </table:content-validation>
        <table:content-validation table:name="val26" table:condition="of:cell-content-is-in-list([$'Results List'.$A$3:$'Results List'.$A$15])" table:allow-empty-cell="true" table:display-list="unsorted" table:base-cell-address="'Mechanics Test'.Y1">
          <table:error-message table:message-type="stop" table:display="true"/>
        </table:content-validation>
      </table:content-validations>
      <table:table table:name="Master Action List" table:style-name="ta1">
        <office:forms form:automatic-focus="false" form:apply-design-mode="false"/>
        <table:table-column table:style-name="co24" table:default-cell-style-name="ce84"/>
        <table:table-column table:style-name="co25" table:default-cell-style-name="ce84"/>
        <table:table-column table:style-name="co26" table:default-cell-style-name="ce3"/>
        <table:table-column table:style-name="co27" table:default-cell-style-name="ce99"/>
        <table:table-column table:style-name="co28" table:default-cell-style-name="ce99"/>
        <table:table-column table:style-name="co6" table:default-cell-style-name="ce99"/>
        <table:table-column table:style-name="co29" table:default-cell-style-name="ce99"/>
        <table:table-column table:style-name="co6" table:default-cell-style-name="ce17"/>
        <table:table-column table:style-name="co30" table:number-columns-repeated="2" table:default-cell-style-name="ce17"/>
        <table:table-column table:style-name="co31" table:default-cell-style-name="ce20"/>
        <table:table-column table:style-name="co32" table:number-columns-repeated="2" table:default-cell-style-name="ce53"/>
        <table:table-column table:style-name="co27" table:default-cell-style-name="ce30"/>
        <table:table-column table:style-name="co27" table:default-cell-style-name="ce49"/>
        <table:table-column table:style-name="co34" table:default-cell-style-name="ce49"/>
        <table:table-column table:style-name="co35" table:default-cell-style-name="ce28"/>
        <table:table-column table:style-name="co36" table:default-cell-style-name="ce28"/>
        <table:table-column table:style-name="co14" table:default-cell-style-name="ce3"/>
        <table:table-column table:style-name="co15" table:default-cell-style-name="ce3"/>
        <table:table-column table:style-name="co16" table:default-cell-style-name="ce140"/>
        <table:table-column table:style-name="co37" table:default-cell-style-name="ce140"/>
        <table:table-column table:style-name="co38" table:default-cell-style-name="ce140"/>
        <table:table-column table:style-name="co19" table:number-columns-repeated="874" table:default-cell-style-name="ce140"/>
        <table:table-row table:style-name="ro1">
          <table:table-cell table:style-name="ce83" table:content-validation-name="val1" office:value-type="string" calcext:value-type="string">
            <text:p>View</text:p>
          </table:table-cell>
          <table:table-cell table:style-name="ce83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96" office:value-type="string" calcext:value-type="string">
            <text:p>Hit</text:p>
          </table:table-cell>
          <table:table-cell table:style-name="ce96" office:value-type="string" calcext:value-type="string">
            <text:p>Frames</text:p>
          </table:table-cell>
          <table:table-cell table:style-name="ce96" table:content-validation-name="val1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128" office:value-type="string" calcext:value-type="string">
            <text:p>Notes 1</text:p>
          </table:table-cell>
          <table:table-cell table:style-name="ce128" office:value-type="string" calcext:value-type="string">
            <text:p>Notes 2</text:p>
          </table:table-cell>
          <table:table-cell table:style-name="ce128" office:value-type="string" calcext:value-type="string">
            <text:p>Notes 3</text:p>
          </table:table-cell>
          <table:table-cell table:style-name="ce142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2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office:value-type="string" calcext:value-type="string">
            <text:p>x</text:p>
          </table:table-cell>
          <table:table-cell table:style-name="ce26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4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 table:number-columns-repeated="14"/>
          <table:table-cell table:style-name="ce37" office:value-type="string" calcext:value-type="string">
            <text:p>Specialties of this sheet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86" table:content-validation-name="val1"/>
          <table:table-cell table:style-name="ce86" table:content-validation-name="val2"/>
          <table:table-cell table:style-name="ce7"/>
          <table:table-cell table:number-columns-repeated="2"/>
          <table:table-cell table:content-validation-name="val1"/>
          <table:table-cell table:style-name="ce103"/>
          <table:table-cell table:number-columns-repeated="13"/>
          <table:table-cell table:style-name="ce33" table:number-columns-repeated="103"/>
          <table:table-cell table:number-columns-repeated="774"/>
        </table:table-row>
        <table:table-row table:style-name="ro1">
          <table:table-cell table:style-name="ce86" table:content-validation-name="val1"/>
          <table:table-cell table:style-name="ce86" table:content-validation-name="val2"/>
          <table:table-cell table:style-name="ce7"/>
          <table:table-cell table:number-columns-repeated="2"/>
          <table:table-cell table:content-validation-name="val1"/>
          <table:table-cell table:style-name="ce103"/>
          <table:table-cell table:number-columns-repeated="13"/>
          <table:table-cell table:style-name="Default" office:value-type="string" calcext:value-type="string">
            <text:p>Columns about modifiers shouldn’t be possible to modify? They’re added or removed from Modifier List instead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86" table:content-validation-name="val1"/>
          <table:table-cell table:style-name="ce86" table:content-validation-name="val2"/>
          <table:table-cell table:style-name="ce7"/>
          <table:table-cell table:number-columns-repeated="2"/>
          <table:table-cell table:content-validation-name="val1"/>
          <table:table-cell table:style-name="ce103"/>
          <table:table-cell table:number-columns-repeated="13"/>
          <table:table-cell table:style-name="ce38" office:value-type="string" calcext:value-type="string">
            <text:p>Alternatively, modifiers CAN be added or deleted as columns here and the Modifier List sheet is ONLY used for rule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86" table:content-validation-name="val1"/>
          <table:table-cell table:style-name="ce86" table:content-validation-name="val2"/>
          <table:table-cell table:style-name="ce7"/>
          <table:table-cell table:number-columns-repeated="2"/>
          <table:table-cell table:content-validation-name="val1"/>
          <table:table-cell table:style-name="ce103"/>
          <table:table-cell table:number-columns-repeated="13"/>
          <table:table-cell table:style-name="ce38" office:value-type="string" calcext:value-type="string">
            <text:p>It could work either way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86" table:content-validation-name="val1"/>
          <table:table-cell table:style-name="ce86" table:content-validation-name="val2"/>
          <table:table-cell table:style-name="ce7"/>
          <table:table-cell table:number-columns-repeated="2"/>
          <table:table-cell table:content-validation-name="val1"/>
          <table:table-cell table:style-name="ce103"/>
          <table:table-cell table:number-columns-repeated="13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86" table:content-validation-name="val1"/>
          <table:table-cell table:style-name="ce86" table:content-validation-name="val2"/>
          <table:table-cell table:style-name="ce7"/>
          <table:table-cell table:number-columns-repeated="2"/>
          <table:table-cell table:content-validation-name="val1"/>
          <table:table-cell table:style-name="ce103"/>
          <table:table-cell table:number-columns-repeated="13"/>
          <table:table-cell table:style-name="ce38" office:value-type="string" calcext:value-type="string">
            <text:p>If the code is flexible enough, user can add their own values before the Modifiers begin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86" table:content-validation-name="val1"/>
          <table:table-cell table:style-name="ce86" table:content-validation-name="val2"/>
          <table:table-cell table:style-name="ce7"/>
          <table:table-cell table:number-columns-repeated="2"/>
          <table:table-cell table:content-validation-name="val1"/>
          <table:table-cell table:style-name="ce103"/>
          <table:table-cell table:number-columns-repeated="13"/>
          <table:table-cell table:style-name="ce38" office:value-type="string" calcext:value-type="string">
            <text:p>Code knows where Modifier columns begin because of ”DEF” which is always the first on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Column A gets Data Validation from the Input List to ensure compatibility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Modifiers columns should get their color and other info from the sheet Modifier List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Data about variations of ”phase 0” is utilized in the hypothetical Simultaneous testing shee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A dialogue for quickly creating an animation and choosing how many phases it has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Should the user be able to generate multiple different Mechanics / Simultaneous lists based on this data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It will make things more complicated, though, and isn’t an essential feature...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Or ”P” if being in the variation is already a prerequisite for the action. Anything else...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36" office:value-type="string" calcext:value-type="string">
            <text:p>Different functions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Add / remove / move phases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1. you’d have to be able to contextually select a phase of an animation and be able to delete / add / move i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2. the code will refresh Mechanics sheet just to make sure everything matche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3. the code then makes changes to Mechanics sheet to the corresponding phas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Refresh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office:value-type="string" calcext:value-type="string">
            <text:p>1. this function is only needed if modifiers are added from the Modifier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6" office:value-type="string" calcext:value-type="string">
            <text:p>”Generate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office:value-type="string" calcext:value-type="string">
            <text:p>User can generate a Mechanics or a Simultaneous testing sheet based on the data in this shee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Inspect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39" office:value-type="string" calcext:value-type="string">
            <text:p>”Create 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39" office:value-type="string" calcext:value-type="string">
            <text:p>”Un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/>
          <table:table-cell table:number-columns-repeated="876"/>
        </table:table-row>
        <table:table-row table:style-name="ro1" table:number-rows-repeated="104655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891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891"/>
        </table:table-row>
        <calcext:conditional-formats>
          <calcext:conditional-format calcext:target-range-address="'Master Action List'.V30:'Master Action List'.DS2019 'Master Action List'.U31:'Master Action List'.U56 'Master Action List'.U89:'Master Action List'.U2022 'Master Action List'.U3:'Master Action List'.DS6 'Master Action List'.U17:'Master Action List'.DS29 'Master Action List'.U8:'Master Action List'.DS10 'Master Action List'.U12:'Master Action List'.DS15 'Master Action List'.U79:'Master Action List'.U80 'Master Action List'.U58:'Master Action List'.U60 'Master Action List'.U65:'Master Action List'.U77">
            <calcext:condition calcext:apply-style-name="Red bg" calcext:value="=&quot;Interrupts&quot;" calcext:base-cell-address="'Master Action List'.U3"/>
            <calcext:condition calcext:apply-style-name="Light orange bg" calcext:value="=&quot;Follows&quot;" calcext:base-cell-address="'Master Action List'.U3"/>
            <calcext:condition calcext:apply-style-name="Yellow bg" calcext:value="=&quot;Buffered&quot;" calcext:base-cell-address="'Master Action List'.U3"/>
            <calcext:condition calcext:apply-style-name="Light blue bg" calcext:value="=&quot;Combined&quot;" calcext:base-cell-address="'Master Action List'.U3"/>
            <calcext:condition calcext:apply-style-name="Green bg" calcext:value="=&quot;Special&quot;" calcext:base-cell-address="'Master Action List'.U3"/>
            <calcext:condition calcext:apply-style-name="Blue bg" calcext:value="=&quot;Prerequisite&quot;" calcext:base-cell-address="'Master Action List'.U3"/>
            <calcext:condition calcext:apply-style-name="Light gray bg" calcext:value="=&quot;Unpossible?&quot;" calcext:base-cell-address="'Master Action List'.U3"/>
            <calcext:condition calcext:apply-style-name="Dark gray bg" calcext:value="=&quot;§§§&quot;" calcext:base-cell-address="'Master Action List'.U3"/>
            <calcext:condition calcext:apply-style-name="Dark gray bg" calcext:value="contains-text(&quot;!!&quot;)" calcext:base-cell-address="'Master Action List'.U3"/>
            <calcext:condition calcext:apply-style-name="Purple bg" calcext:value="=&quot;???&quot;" calcext:base-cell-address="'Master Action List'.U3"/>
            <calcext:condition calcext:apply-style-name="Light gray bg" calcext:value="=&quot;No effect&quot;" calcext:base-cell-address="'Master Action List'.U3"/>
          </calcext:conditional-format>
          <calcext:conditional-format calcext:target-range-address="'Master Action List'.U2:'Master Action List'.DS2">
            <calcext:condition calcext:apply-style-name="Red bg" calcext:value="=&quot;Interrupts&quot;" calcext:base-cell-address="'Master Action List'.U2"/>
            <calcext:condition calcext:apply-style-name="Light orange bg" calcext:value="=&quot;Follows&quot;" calcext:base-cell-address="'Master Action List'.U2"/>
            <calcext:condition calcext:apply-style-name="Yellow bg" calcext:value="=&quot;Buffered&quot;" calcext:base-cell-address="'Master Action List'.U2"/>
            <calcext:condition calcext:apply-style-name="Light blue bg" calcext:value="=&quot;Combined&quot;" calcext:base-cell-address="'Master Action List'.U2"/>
            <calcext:condition calcext:apply-style-name="Green bg" calcext:value="=&quot;Special&quot;" calcext:base-cell-address="'Master Action List'.U2"/>
            <calcext:condition calcext:apply-style-name="Blue bg" calcext:value="=&quot;Prerequisite&quot;" calcext:base-cell-address="'Master Action List'.U2"/>
            <calcext:condition calcext:apply-style-name="Light gray bg" calcext:value="=&quot;Unpossible?&quot;" calcext:base-cell-address="'Master Action List'.U2"/>
            <calcext:condition calcext:apply-style-name="Dark gray bg" calcext:value="=&quot;§§§&quot;" calcext:base-cell-address="'Master Action List'.U2"/>
            <calcext:condition calcext:apply-style-name="Dark gray bg" calcext:value="contains-text(&quot;!!&quot;)" calcext:base-cell-address="'Master Action List'.U2"/>
            <calcext:condition calcext:apply-style-name="Purple bg" calcext:value="=&quot;???&quot;" calcext:base-cell-address="'Master Action List'.U2"/>
            <calcext:condition calcext:apply-style-name="Light gray bg" calcext:value="=&quot;No effect&quot;" calcext:base-cell-address="'Master Action List'.U2"/>
          </calcext:conditional-format>
          <calcext:conditional-format calcext:target-range-address="'Master Action List'.U7:'Master Action List'.DS7">
            <calcext:condition calcext:apply-style-name="Red bg" calcext:value="=&quot;Interrupts&quot;" calcext:base-cell-address="'Master Action List'.U7"/>
            <calcext:condition calcext:apply-style-name="Light orange bg" calcext:value="=&quot;Follows&quot;" calcext:base-cell-address="'Master Action List'.U7"/>
            <calcext:condition calcext:apply-style-name="Yellow bg" calcext:value="=&quot;Buffered&quot;" calcext:base-cell-address="'Master Action List'.U7"/>
            <calcext:condition calcext:apply-style-name="Light blue bg" calcext:value="=&quot;Combined&quot;" calcext:base-cell-address="'Master Action List'.U7"/>
            <calcext:condition calcext:apply-style-name="Green bg" calcext:value="=&quot;Special&quot;" calcext:base-cell-address="'Master Action List'.U7"/>
            <calcext:condition calcext:apply-style-name="Blue bg" calcext:value="=&quot;Prerequisite&quot;" calcext:base-cell-address="'Master Action List'.U7"/>
            <calcext:condition calcext:apply-style-name="Light gray bg" calcext:value="=&quot;Unpossible?&quot;" calcext:base-cell-address="'Master Action List'.U7"/>
            <calcext:condition calcext:apply-style-name="Dark gray bg" calcext:value="=&quot;§§§&quot;" calcext:base-cell-address="'Master Action List'.U7"/>
            <calcext:condition calcext:apply-style-name="Dark gray bg" calcext:value="contains-text(&quot;!!&quot;)" calcext:base-cell-address="'Master Action List'.U7"/>
            <calcext:condition calcext:apply-style-name="Purple bg" calcext:value="=&quot;???&quot;" calcext:base-cell-address="'Master Action List'.U7"/>
            <calcext:condition calcext:apply-style-name="Light gray bg" calcext:value="=&quot;No effect&quot;" calcext:base-cell-address="'Master Action List'.U7"/>
          </calcext:conditional-format>
          <calcext:conditional-format calcext:target-range-address="'Master Action List'.U11:'Master Action List'.DS11">
            <calcext:condition calcext:apply-style-name="Red bg" calcext:value="=&quot;Interrupts&quot;" calcext:base-cell-address="'Master Action List'.U11"/>
            <calcext:condition calcext:apply-style-name="Light orange bg" calcext:value="=&quot;Follows&quot;" calcext:base-cell-address="'Master Action List'.U11"/>
            <calcext:condition calcext:apply-style-name="Yellow bg" calcext:value="=&quot;Buffered&quot;" calcext:base-cell-address="'Master Action List'.U11"/>
            <calcext:condition calcext:apply-style-name="Light blue bg" calcext:value="=&quot;Combined&quot;" calcext:base-cell-address="'Master Action List'.U11"/>
            <calcext:condition calcext:apply-style-name="Green bg" calcext:value="=&quot;Special&quot;" calcext:base-cell-address="'Master Action List'.U11"/>
            <calcext:condition calcext:apply-style-name="Blue bg" calcext:value="=&quot;Prerequisite&quot;" calcext:base-cell-address="'Master Action List'.U11"/>
            <calcext:condition calcext:apply-style-name="Light gray bg" calcext:value="=&quot;Unpossible?&quot;" calcext:base-cell-address="'Master Action List'.U11"/>
            <calcext:condition calcext:apply-style-name="Dark gray bg" calcext:value="=&quot;§§§&quot;" calcext:base-cell-address="'Master Action List'.U11"/>
            <calcext:condition calcext:apply-style-name="Dark gray bg" calcext:value="contains-text(&quot;!!&quot;)" calcext:base-cell-address="'Master Action List'.U11"/>
            <calcext:condition calcext:apply-style-name="Purple bg" calcext:value="=&quot;???&quot;" calcext:base-cell-address="'Master Action List'.U11"/>
            <calcext:condition calcext:apply-style-name="Light gray bg" calcext:value="=&quot;No effect&quot;" calcext:base-cell-address="'Master Action List'.U11"/>
          </calcext:conditional-format>
          <calcext:conditional-format calcext:target-range-address="'Master Action List'.U16:'Master Action List'.DS16">
            <calcext:condition calcext:apply-style-name="Red bg" calcext:value="=&quot;Interrupts&quot;" calcext:base-cell-address="'Master Action List'.U16"/>
            <calcext:condition calcext:apply-style-name="Light orange bg" calcext:value="=&quot;Follows&quot;" calcext:base-cell-address="'Master Action List'.U16"/>
            <calcext:condition calcext:apply-style-name="Yellow bg" calcext:value="=&quot;Buffered&quot;" calcext:base-cell-address="'Master Action List'.U16"/>
            <calcext:condition calcext:apply-style-name="Light blue bg" calcext:value="=&quot;Combined&quot;" calcext:base-cell-address="'Master Action List'.U16"/>
            <calcext:condition calcext:apply-style-name="Green bg" calcext:value="=&quot;Special&quot;" calcext:base-cell-address="'Master Action List'.U16"/>
            <calcext:condition calcext:apply-style-name="Blue bg" calcext:value="=&quot;Prerequisite&quot;" calcext:base-cell-address="'Master Action List'.U16"/>
            <calcext:condition calcext:apply-style-name="Light gray bg" calcext:value="=&quot;Unpossible?&quot;" calcext:base-cell-address="'Master Action List'.U16"/>
            <calcext:condition calcext:apply-style-name="Dark gray bg" calcext:value="=&quot;§§§&quot;" calcext:base-cell-address="'Master Action List'.U16"/>
            <calcext:condition calcext:apply-style-name="Dark gray bg" calcext:value="contains-text(&quot;!!&quot;)" calcext:base-cell-address="'Master Action List'.U16"/>
            <calcext:condition calcext:apply-style-name="Purple bg" calcext:value="=&quot;???&quot;" calcext:base-cell-address="'Master Action List'.U16"/>
            <calcext:condition calcext:apply-style-name="Light gray bg" calcext:value="=&quot;No effect&quot;" calcext:base-cell-address="'Master Action List'.U16"/>
          </calcext:conditional-format>
        </calcext:conditional-formats>
      </table:table>
      <table:table table:name="Input Lists" table:style-name="ta1">
        <table:table-column table:style-name="co46" table:default-cell-style-name="ce146"/>
        <table:table-column table:style-name="co47" table:default-cell-style-name="ce146"/>
        <table:table-column table:style-name="co48" table:default-cell-style-name="ce146"/>
        <table:table-column table:style-name="co49" table:default-cell-style-name="ce153"/>
        <table:table-column table:style-name="co50" table:default-cell-style-name="ce146"/>
        <table:table-column table:style-name="co19" table:number-columns-repeated="2" table:default-cell-style-name="Default"/>
        <table:table-row table:style-name="ro1">
          <table:table-cell table:style-name="ce145" office:value-type="string" calcext:value-type="string">
            <text:p>Input Group</text:p>
          </table:table-cell>
          <table:table-cell table:style-name="ce145" office:value-type="string" calcext:value-type="string">
            <text:p>Input Name</text:p>
          </table:table-cell>
          <table:table-cell table:style-name="ce145" office:value-type="string" calcext:value-type="string">
            <text:p>Input</text:p>
          </table:table-cell>
          <table:table-cell table:style-name="ce152" office:value-type="string" calcext:value-type="string">
            <text:p>Group</text:p>
          </table:table-cell>
          <table:table-cell table:style-name="ce145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5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5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5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56"/>
          <table:table-cell table:number-columns-repeated="2"/>
        </table:table-row>
        <table:table-row table:style-name="ro1">
          <table:table-cell table:number-columns-repeated="4"/>
          <table:table-cell table:style-name="ce160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36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6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39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62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9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9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office:forms form:automatic-focus="false" form:apply-design-mode="false"/>
        <table:table-column table:style-name="co45" table:default-cell-style-name="ce84"/>
        <table:table-column table:style-name="co52" table:default-cell-style-name="ce84"/>
        <table:table-column table:style-name="co53" table:default-cell-style-name="ce84"/>
        <table:table-column table:style-name="co58" table:default-cell-style-name="ce140"/>
        <table:table-column table:style-name="co59" table:default-cell-style-name="ce140"/>
        <table:table-column table:style-name="co58" table:number-columns-repeated="2" table:default-cell-style-name="ce140"/>
        <table:table-column table:style-name="co59" table:default-cell-style-name="ce140"/>
        <table:table-column table:style-name="co58" table:number-columns-repeated="2" table:default-cell-style-name="ce140"/>
        <table:table-column table:style-name="co59" table:default-cell-style-name="ce140"/>
        <table:table-column table:style-name="co60" table:number-columns-repeated="2" table:default-cell-style-name="ce140"/>
        <table:table-column table:style-name="co59" table:default-cell-style-name="ce140"/>
        <table:table-column table:style-name="co58" table:number-columns-repeated="2" table:default-cell-style-name="ce140"/>
        <table:table-column table:style-name="co51" table:default-cell-style-name="ce140"/>
        <table:table-column table:style-name="co61" table:number-columns-repeated="2" table:default-cell-style-name="ce140"/>
        <table:table-column table:style-name="co51" table:default-cell-style-name="ce140"/>
        <table:table-column table:style-name="co33" table:default-cell-style-name="ce140"/>
        <table:table-column table:style-name="co16" table:number-columns-repeated="3" table:default-cell-style-name="ce140"/>
        <table:table-column table:style-name="co19" table:number-columns-repeated="874" table:default-cell-style-name="ce140"/>
        <table:table-row table:style-name="ro1">
          <table:table-cell table:style-name="ce83" office:value-type="string" calcext:value-type="string">
            <text:p>Action Name</text:p>
          </table:table-cell>
          <table:table-cell table:style-name="ce83" office:value-type="string" calcext:value-type="string">
            <text:p>Modifiers</text:p>
          </table:table-cell>
          <table:table-cell table:style-name="ce83" office:value-type="string" calcext:value-type="string">
            <text:p>Input to Compare</text:p>
          </table:table-cell>
          <table:table-cell table:style-name="ce87" table:content-validation-name="val3"/>
          <table:table-cell table:style-name="ce183" table:content-validation-name="val4" office:value-type="string" calcext:value-type="string">
            <text:p>&gt; Phase 0 result</text:p>
          </table:table-cell>
          <table:table-cell table:style-name="ce183" table:content-validation-name="val5"/>
          <table:table-cell table:style-name="ce203" table:content-validation-name="val6"/>
          <table:table-cell table:style-name="ce209" table:content-validation-name="val7" office:value-type="string" calcext:value-type="string">
            <text:p>&gt; Phase 1 result</text:p>
          </table:table-cell>
          <table:table-cell table:style-name="ce209" table:content-validation-name="val8"/>
          <table:table-cell table:style-name="ce203" table:content-validation-name="val9"/>
          <table:table-cell table:style-name="ce209" table:content-validation-name="val10" office:value-type="string" calcext:value-type="string">
            <text:p>&gt; Phase 2 result</text:p>
          </table:table-cell>
          <table:table-cell table:style-name="ce209" table:content-validation-name="val11"/>
          <table:table-cell table:style-name="ce203" table:content-validation-name="val12"/>
          <table:table-cell table:style-name="ce209" table:content-validation-name="val13" office:value-type="string" calcext:value-type="string">
            <text:p>&gt; Phase 3 result</text:p>
          </table:table-cell>
          <table:table-cell table:style-name="ce209" table:content-validation-name="val14"/>
          <table:table-cell table:style-name="ce203" table:content-validation-name="val15"/>
          <table:table-cell table:style-name="ce209" table:content-validation-name="val16" office:value-type="string" calcext:value-type="string">
            <text:p>&gt; Phase 4 result</text:p>
          </table:table-cell>
          <table:table-cell table:style-name="ce209" table:content-validation-name="val17"/>
          <table:table-cell table:style-name="ce203" table:content-validation-name="val18"/>
          <table:table-cell table:style-name="ce209" table:content-validation-name="val19" office:value-type="string" calcext:value-type="string">
            <text:p>&gt; Phase 5 result</text:p>
          </table:table-cell>
          <table:table-cell table:style-name="ce209" table:content-validation-name="val20"/>
          <table:table-cell table:style-name="ce128" table:content-validation-name="val1" office:value-type="string" calcext:value-type="string">
            <text:p>Notes 1</text:p>
          </table:table-cell>
          <table:table-cell table:style-name="ce128" office:value-type="string" calcext:value-type="string">
            <text:p>Notes 2</text:p>
          </table:table-cell>
          <table:table-cell table:style-name="ce128" office:value-type="string" calcext:value-type="string">
            <text:p>Notes 3</text:p>
          </table:table-cell>
          <table:table-cell table:style-name="ce142" table:number-columns-repeated="874"/>
        </table:table-row>
        <table:table-row table:style-name="ro1">
          <table:table-cell table:number-columns-repeated="2"/>
          <table:table-cell table:style-name="ce146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Letting go of input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Move</text:p>
          </table:table-cell>
          <table:table-cell table:style-name="ce93" table:content-validation-name="val3" office:value-type="string" calcext:value-type="string">
            <text:p>Mutual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No effect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un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Roll (Forward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Roll (Lef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...It should be impossible to edit columns A – C since they’re handled / generated from Master Action List?</text:p>
          </table:table-cell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Roll (Righ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Roll (Back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<text:s text:c="4"/>This is accomplished by cross-referencing the Phases number from Master Action List.</text:p>
          </table:table-cell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Weapon Switch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No effect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Switch animation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Jump (Result 1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Jump (Ground)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Jump (Ground)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Jump (Result 2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Idle (Airborne)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Idle (Airborne)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Melee (S)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s2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Melee (S) (Long)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s2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Melee (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t1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Melee (T) (Long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t1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Grab</text:p>
          </table:table-cell>
          <table:table-cell table:style-name="ce93" table:content-validation-name="val3" office:value-type="string" calcext:value-type="string">
            <text:p>Cancels</text:p>
          </table:table-cell>
          <table:table-cell table:style-name="ce173" table:content-validation-name="val4" office:value-type="string" calcext:value-type="string">
            <text:p>Grab</text:p>
          </table:table-cell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Grab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Grab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Block</text:p>
          </table:table-cell>
          <table:table-cell table:style-name="ce93" table:content-validation-name="val3" office:value-type="string" calcext:value-type="string">
            <text:p>Cancels</text:p>
          </table:table-cell>
          <table:table-cell table:style-name="ce174" table:content-validation-name="val4" office:value-type="string" calcext:value-type="string">
            <text:p>Block</text:p>
          </table:table-cell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Block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Block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Magic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Magic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Magic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8" table:content-validation-name="val1" office:value-type="string" calcext:value-type="string">
            <text:p>Different functions:</text:p>
          </table:table-cell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Rage</text:p>
          </table:table-cell>
          <table:table-cell table:style-name="ce93" table:content-validation-name="val3" office:value-type="string" calcext:value-type="string">
            <text:p>No effect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age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No effect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Pause</text:p>
          </table:table-cell>
          <table:table-cell table:style-name="ce93" table:content-validation-name="val3" office:value-type="string" calcext:value-type="string">
            <text:p>No effect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Mutual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Mutual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1" table:content-validation-name="val1" office:value-type="string" calcext:value-type="string">
            <text:p>”Refresh”.</text:p>
          </table:table-cell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4" office:value-type="string" calcext:value-type="string">
              <text:p>Retry</text:p>
            </table:table-cell>
            <table:table-cell table:style-name="ce93" table:content-validation-name="val3" office:value-type="string" calcext:value-type="string">
              <text:p>Cancels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Cancels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Cancels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4" office:value-type="string" calcext:value-type="string">
              <text:p>Upgrade Blades</text:p>
            </table:table-cell>
            <table:table-cell table:style-name="ce93" table:content-validation-name="val3" office:value-type="string" calcext:value-type="string">
              <text:p>Mutual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Mutual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 office:value-type="string" calcext:value-type="string">
              <text:p>Mutual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Mutual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4" office:value-type="string" calcext:value-type="string">
              <text:p>Upgrade Head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4" office:value-type="string" calcext:value-type="string">
              <text:p>Fall</text:p>
            </table:table-cell>
            <table:table-cell table:style-name="ce93" table:content-validation-name="val3" office:value-type="string" calcext:value-type="string">
              <text:p>Undecided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Impossible?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2" table:content-validation-name="val9" office:value-type="string" calcext:value-type="string">
              <text:p>Impossible?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7" table:content-validation-name="val12" office:value-type="string" calcext:value-type="string">
              <text:p>Impossible?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4" office:value-type="string" calcext:value-type="string">
              <text:p>Landing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4" office:value-type="string" calcext:value-type="string">
              <text:p>Hang From Ledge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4" office:value-type="string" calcext:value-type="string">
              <text:p>Water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4" office:value-type="string" calcext:value-type="string">
              <text:p>Rope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4" office:value-type="string" calcext:value-type="string">
              <text:p>Shimmy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6" office:value-type="string" calcext:value-type="string">
              <text:p>Hold X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6" office:value-type="string" calcext:value-type="string">
              <text:p>Hold S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6" office:value-type="string" calcext:value-type="string">
              <text:p>Hold T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/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6" office:value-type="string" calcext:value-type="string">
              <text:p>Hold O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46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Letting go of input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Move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3" table:content-validation-name="val13"/>
          <table:table-cell table:style-name="ce196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Roll (Forward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Roll (Left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Roll (Right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Roll (Back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Weapon Switch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Switch animation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Jump (Result 1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Jump (Result 2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Special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Melee (S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Melee (S) (Long)</text:p>
          </table:table-cell>
          <table:table-cell table:style-name="ce177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Melee (T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Melee (T) (Long)</text:p>
          </table:table-cell>
          <table:table-cell table:style-name="ce177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Grab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Block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Magic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Rage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age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Pause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4" office:value-type="string" calcext:value-type="string">
              <text:p>Retry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4" office:value-type="string" calcext:value-type="string">
              <text:p>Upgrade Blades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4" office:value-type="string" calcext:value-type="string">
              <text:p>Upgrade Head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4" office:value-type="string" calcext:value-type="string">
              <text:p>Fall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4" office:value-type="string" calcext:value-type="string">
              <text:p>Landing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4" office:value-type="string" calcext:value-type="string">
              <text:p>Hang From Ledge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4" office:value-type="string" calcext:value-type="string">
              <text:p>Water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4" office:value-type="string" calcext:value-type="string">
              <text:p>Rope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4" office:value-type="string" calcext:value-type="string">
              <text:p>Shimmy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6" office:value-type="string" calcext:value-type="string">
              <text:p>Hold X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6" office:value-type="string" calcext:value-type="string">
              <text:p>Hold S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6" office:value-type="string" calcext:value-type="string">
              <text:p>Hold T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6" office:value-type="string" calcext:value-type="string">
              <text:p>Hold O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7" table:number-columns-repeated="2"/>
            <table:table-cell table:style-name="ce269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46"/>
          <table:table-cell table:style-name="ce177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Letting go of input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Move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No effect</text:p>
          </table:table-cell>
          <table:table-cell table:style-name="ce213" table:content-validation-name="val10"/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 office:value-type="string" calcext:value-type="string">
            <text:p>Run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 office:value-type="string" calcext:value-type="string">
            <text:p>Run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Roll (Forward)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 office:value-type="string" calcext:value-type="string">
            <text:p>Roll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 office:value-type="string" calcext:value-type="string">
            <text:p>Roll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 office:value-type="string" calcext:value-type="string">
            <text:p>Roll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4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Roll (Left)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 office:value-type="string" calcext:value-type="string">
            <text:p>Roll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 office:value-type="string" calcext:value-type="string">
            <text:p>Roll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 office:value-type="string" calcext:value-type="string">
            <text:p>Roll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4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Roll (Right)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 office:value-type="string" calcext:value-type="string">
            <text:p>Roll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 office:value-type="string" calcext:value-type="string">
            <text:p>Roll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 office:value-type="string" calcext:value-type="string">
            <text:p>Roll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4" table:content-validation-name="val1" office:value-type="string" calcext:value-type="string">
            <text:p>4. generate rows and print various input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Roll (Back)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 office:value-type="string" calcext:value-type="string">
            <text:p>Roll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 office:value-type="string" calcext:value-type="string">
            <text:p>Roll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 office:value-type="string" calcext:value-type="string">
            <text:p>Roll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Weapon Switch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 office:value-type="string" calcext:value-type="string">
            <text:p>Switch animation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 office:value-type="string" calcext:value-type="string">
            <text:p>Switch animation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 office:value-type="string" calcext:value-type="string">
            <text:p>Switch animation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Jump (Result 1)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 office:value-type="string" calcext:value-type="string">
            <text:p>Jump (Ground)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 office:value-type="string" calcext:value-type="string">
            <text:p>Jump (Ground)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 office:value-type="string" calcext:value-type="string">
            <text:p>Jump (Ground)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5" table:content-validation-name="val1" office:value-type="string" calcext:value-type="string">
            <text:p>”Generate variations”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Jump (Result 2)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 office:value-type="string" calcext:value-type="string">
            <text:p>Idle (Airborne)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 office:value-type="string" calcext:value-type="string">
            <text:p>Idle (Airborne)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 office:value-type="string" calcext:value-type="string">
            <text:p>Idle (Airborne)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Melee (S)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Buffers</text:p>
          </table:table-cell>
          <table:table-cell table:style-name="ce213" table:content-validation-name="val10" office:value-type="string" calcext:value-type="string">
            <text:p>Attack s2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Buffers</text:p>
          </table:table-cell>
          <table:table-cell table:style-name="ce221" table:content-validation-name="val13" office:value-type="string" calcext:value-type="string">
            <text:p>Attack s2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Buffers</text:p>
          </table:table-cell>
          <table:table-cell table:style-name="ce228" table:content-validation-name="val16" office:value-type="string" calcext:value-type="string">
            <text:p>Attack s2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Melee (S) (Long)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Buffers</text:p>
          </table:table-cell>
          <table:table-cell table:style-name="ce213" table:content-validation-name="val10" office:value-type="string" calcext:value-type="string">
            <text:p>Attack s2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Buffers</text:p>
          </table:table-cell>
          <table:table-cell table:style-name="ce221" table:content-validation-name="val13" office:value-type="string" calcext:value-type="string">
            <text:p>Attack s2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Buffers</text:p>
          </table:table-cell>
          <table:table-cell table:style-name="ce228" table:content-validation-name="val16" office:value-type="string" calcext:value-type="string">
            <text:p>Attack s2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4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Melee (T)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Buffers</text:p>
          </table:table-cell>
          <table:table-cell table:style-name="ce213" table:content-validation-name="val10" office:value-type="string" calcext:value-type="string">
            <text:p>Attack t1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Buffers</text:p>
          </table:table-cell>
          <table:table-cell table:style-name="ce221" table:content-validation-name="val13" office:value-type="string" calcext:value-type="string">
            <text:p>Attack t1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Buffers</text:p>
          </table:table-cell>
          <table:table-cell table:style-name="ce228" table:content-validation-name="val16" office:value-type="string" calcext:value-type="string">
            <text:p>Attack t1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4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Melee (T) (Long)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Buffers</text:p>
          </table:table-cell>
          <table:table-cell table:style-name="ce213" table:content-validation-name="val10" office:value-type="string" calcext:value-type="string">
            <text:p>Attack t1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Buffers</text:p>
          </table:table-cell>
          <table:table-cell table:style-name="ce221" table:content-validation-name="val13" office:value-type="string" calcext:value-type="string">
            <text:p>Attack t1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Buffers</text:p>
          </table:table-cell>
          <table:table-cell table:style-name="ce228" table:content-validation-name="val16" office:value-type="string" calcext:value-type="string">
            <text:p>Attack t1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4" table:content-validation-name="val1" office:value-type="string" calcext:value-type="string">
            <text:p>4. generate rows according to the rules of Modifier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Grab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 office:value-type="string" calcext:value-type="string">
            <text:p>Grab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 office:value-type="string" calcext:value-type="string">
            <text:p>Grab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 office:value-type="string" calcext:value-type="string">
            <text:p>Grab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Block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 office:value-type="string" calcext:value-type="string">
            <text:p>Block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 office:value-type="string" calcext:value-type="string">
            <text:p>Block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 office:value-type="string" calcext:value-type="string">
            <text:p>Block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Magic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 office:value-type="string" calcext:value-type="string">
            <text:p>Magic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 office:value-type="string" calcext:value-type="string">
            <text:p>Magic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 office:value-type="string" calcext:value-type="string">
            <text:p>Magic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5" table:content-validation-name="val1" office:value-type="string" calcext:value-type="string">
            <text:p>”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Rage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 office:value-type="string" calcext:value-type="string">
            <text:p>Rage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No effect</text:p>
          </table:table-cell>
          <table:table-cell table:style-name="ce221" table:content-validation-name="val13"/>
          <table:table-cell table:style-name="ce224" table:content-validation-name="val14"/>
          <table:table-cell table:style-name="ce226" table:content-validation-name="val15" office:value-type="string" calcext:value-type="string">
            <text:p>No effect</text:p>
          </table:table-cell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Pause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Mutual</text:p>
          </table:table-cell>
          <table:table-cell table:style-name="ce213" table:content-validation-name="val10"/>
          <table:table-cell table:style-name="ce215" table:content-validation-name="val11"/>
          <table:table-cell table:style-name="ce218" table:content-validation-name="val12" office:value-type="string" calcext:value-type="string">
            <text:p>Mutual</text:p>
          </table:table-cell>
          <table:table-cell table:style-name="ce221" table:content-validation-name="val13"/>
          <table:table-cell table:style-name="ce224" table:content-validation-name="val14"/>
          <table:table-cell table:style-name="ce226" table:content-validation-name="val15" office:value-type="string" calcext:value-type="string">
            <text:p>Mutual</text:p>
          </table:table-cell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4" table:content-validation-name="val1" office:value-type="string" calcext:value-type="string">
            <text:p>1. delete existing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Retry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/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/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4" table:content-validation-name="val1" office:value-type="string" calcext:value-type="string">
            <text:p>2. find new rules for conditional formatting from Reactions shee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Upgrade Blades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6" table:content-validation-name="val1" office:value-type="string" calcext:value-type="string">
            <text:p>3. apply new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Upgrade Head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Fall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Landing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8" table:content-validation-name="val1" office:value-type="string" calcext:value-type="string">
            <text:p>”Generate both inputs + variations for an animation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Hang From Ledge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Water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7" table:content-validation-name="val1" office:value-type="string" calcext:value-type="string">
            <text:p>a combination of the above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Rope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Shimmy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Hold X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8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Hold S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Hold T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6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Hold O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/>
          <table:table-cell table:style-name="ce238" table:content-validation-name="val20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table:number-columns-repeated="2"/>
          <table:table-cell table:style-name="ce160"/>
          <table:table-cell table:style-name="ce182" table:content-validation-name="val3"/>
          <table:table-cell table:style-name="ce189" table:content-validation-name="val4"/>
          <table:table-cell table:style-name="ce194" table:content-validation-name="val5"/>
          <table:table-cell table:style-name="ce201" table:content-validation-name="val6"/>
          <table:table-cell table:style-name="ce206" table:content-validation-name="val7"/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/>
          <table:table-cell table:style-name="ce238" table:content-validation-name="val20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6" office:value-type="string" calcext:value-type="string">
            <text:p>Letting go of input</text:p>
          </table:table-cell>
          <table:table-cell table:style-name="ce177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6" office:value-type="string" calcext:value-type="string">
            <text:p>Move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6" office:value-type="string" calcext:value-type="string">
            <text:p>Rush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6" office:value-type="string" calcext:value-type="string">
            <text:p>Retry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6" office:value-type="string" calcext:value-type="string">
            <text:p>Upgrade Blades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6" office:value-type="string" calcext:value-type="string">
            <text:p>Upgrade Head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6" office:value-type="string" calcext:value-type="string">
            <text:p>Prompt 1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Default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67" table:number-columns-repeated="2"/>
          <table:table-cell table:style-name="ce269" table:number-columns-repeated="8"/>
          <table:table-cell table:number-columns-repeated="866"/>
        </table:table-row>
        <table:table-row table:style-name="ro1" table:number-rows-repeated="1046355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1"/>
          <table:table-cell table:number-columns-repeated="876"/>
        </table:table-row>
        <table:table-row table:style-name="ro1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1"/>
          <table:table-cell table:number-columns-repeated="876"/>
        </table:table-row>
        <calcext:conditional-formats>
          <calcext:conditional-format calcext:target-range-address="'Mechanics Test'.Y2:'Mechanics Test'.AF66 'Mechanics Test'.Y160:'Mechanics Test'.AF2220 'Mechanics Test'.Y110:'Mechanics Test'.AF159 'Mechanics Test'.Y99:'Mechanics Test'.AF109 'Mechanics Test'.G2:'Mechanics Test'.R23 'Mechanics Test'.G99:'Mechanics Test'.R2220 'Mechanics Test'.G24:'Mechanics Test'.I24 'Mechanics Test'.N24:'Mechanics Test'.R24 'Mechanics Test'.K24:'Mechanics Test'.L24 'Mechanics Test'.G25:'Mechanics Test'.R66">
            <calcext:condition calcext:apply-style-name="Red bg" calcext:value="=&quot;Cancels&quot;" calcext:base-cell-address="'Mechanics Test'.G2"/>
            <calcext:condition calcext:apply-style-name="Light orange bg" calcext:value="=&quot;Follows&quot;" calcext:base-cell-address="'Mechanics Test'.G2"/>
            <calcext:condition calcext:apply-style-name="Yellow bg" calcext:value="=&quot;Buffers&quot;" calcext:base-cell-address="'Mechanics Test'.G2"/>
            <calcext:condition calcext:apply-style-name="Light blue bg" calcext:value="=&quot;Mutual&quot;" calcext:base-cell-address="'Mechanics Test'.G2"/>
            <calcext:condition calcext:apply-style-name="Green bg" calcext:value="=&quot;Special&quot;" calcext:base-cell-address="'Mechanics Test'.G2"/>
            <calcext:condition calcext:apply-style-name="Blue bg" calcext:value="=&quot;Prereq&quot;" calcext:base-cell-address="'Mechanics Test'.G2"/>
            <calcext:condition calcext:apply-style-name="Light gray bg" calcext:value="=&quot;Impossible?&quot;" calcext:base-cell-address="'Mechanics Test'.G2"/>
            <calcext:condition calcext:apply-style-name="Dark gray bg" calcext:value="=&quot;§§§&quot;" calcext:base-cell-address="'Mechanics Test'.G2"/>
            <calcext:condition calcext:apply-style-name="Dark gray bg" calcext:value="contains-text(&quot;!!&quot;)" calcext:base-cell-address="'Mechanics Test'.G2"/>
            <calcext:condition calcext:apply-style-name="Purple bg" calcext:value="=&quot;???&quot;" calcext:base-cell-address="'Mechanics Test'.G2"/>
            <calcext:condition calcext:apply-style-name="Light gray bg" calcext:value="=&quot;No effect&quot;" calcext:base-cell-address="'Mechanics Test'.G2"/>
          </calcext:conditional-format>
          <calcext:conditional-format calcext:target-range-address="'Mechanics Test'.J24:'Mechanics Test'.J24">
            <calcext:condition calcext:apply-style-name="Red bg" calcext:value="=&quot;Cancels&quot;" calcext:base-cell-address="'Mechanics Test'.J24"/>
            <calcext:condition calcext:apply-style-name="Light orange bg" calcext:value="=&quot;Follows&quot;" calcext:base-cell-address="'Mechanics Test'.J24"/>
            <calcext:condition calcext:apply-style-name="Yellow bg" calcext:value="=&quot;Buffers&quot;" calcext:base-cell-address="'Mechanics Test'.J24"/>
            <calcext:condition calcext:apply-style-name="Light blue bg" calcext:value="=&quot;Mutual&quot;" calcext:base-cell-address="'Mechanics Test'.J24"/>
            <calcext:condition calcext:apply-style-name="Green bg" calcext:value="=&quot;Special&quot;" calcext:base-cell-address="'Mechanics Test'.J24"/>
            <calcext:condition calcext:apply-style-name="Blue bg" calcext:value="=&quot;Prereq&quot;" calcext:base-cell-address="'Mechanics Test'.J24"/>
            <calcext:condition calcext:apply-style-name="Light gray bg" calcext:value="=&quot;Impossible?&quot;" calcext:base-cell-address="'Mechanics Test'.J24"/>
            <calcext:condition calcext:apply-style-name="Dark gray bg" calcext:value="=&quot;§§§&quot;" calcext:base-cell-address="'Mechanics Test'.J24"/>
            <calcext:condition calcext:apply-style-name="Dark gray bg" calcext:value="contains-text(&quot;!!&quot;)" calcext:base-cell-address="'Mechanics Test'.J24"/>
            <calcext:condition calcext:apply-style-name="Purple bg" calcext:value="=&quot;???&quot;" calcext:base-cell-address="'Mechanics Test'.J24"/>
            <calcext:condition calcext:apply-style-name="Light gray bg" calcext:value="=&quot;No effect&quot;" calcext:base-cell-address="'Mechanics Test'.J24"/>
          </calcext:conditional-format>
          <calcext:conditional-format calcext:target-range-address="'Mechanics Test'.M24:'Mechanics Test'.M24">
            <calcext:condition calcext:apply-style-name="Red bg" calcext:value="=&quot;Cancels&quot;" calcext:base-cell-address="'Mechanics Test'.M24"/>
            <calcext:condition calcext:apply-style-name="Light orange bg" calcext:value="=&quot;Follows&quot;" calcext:base-cell-address="'Mechanics Test'.M24"/>
            <calcext:condition calcext:apply-style-name="Yellow bg" calcext:value="=&quot;Buffers&quot;" calcext:base-cell-address="'Mechanics Test'.M24"/>
            <calcext:condition calcext:apply-style-name="Light blue bg" calcext:value="=&quot;Mutual&quot;" calcext:base-cell-address="'Mechanics Test'.M24"/>
            <calcext:condition calcext:apply-style-name="Green bg" calcext:value="=&quot;Special&quot;" calcext:base-cell-address="'Mechanics Test'.M24"/>
            <calcext:condition calcext:apply-style-name="Blue bg" calcext:value="=&quot;Prereq&quot;" calcext:base-cell-address="'Mechanics Test'.M24"/>
            <calcext:condition calcext:apply-style-name="Light gray bg" calcext:value="=&quot;Impossible?&quot;" calcext:base-cell-address="'Mechanics Test'.M24"/>
            <calcext:condition calcext:apply-style-name="Dark gray bg" calcext:value="=&quot;§§§&quot;" calcext:base-cell-address="'Mechanics Test'.M24"/>
            <calcext:condition calcext:apply-style-name="Dark gray bg" calcext:value="contains-text(&quot;!!&quot;)" calcext:base-cell-address="'Mechanics Test'.M24"/>
            <calcext:condition calcext:apply-style-name="Purple bg" calcext:value="=&quot;???&quot;" calcext:base-cell-address="'Mechanics Test'.M24"/>
            <calcext:condition calcext:apply-style-name="Light gray bg" calcext:value="=&quot;No effect&quot;" calcext:base-cell-address="'Mechanics Test'.M24"/>
          </calcext:conditional-format>
          <calcext:conditional-format calcext:target-range-address="'Mechanics Test'.D2:'Mechanics Test'.F15 'Mechanics Test'.E99:'Mechanics Test'.F2220 'Mechanics Test'.D16:'Mechanics Test'.D34 'Mechanics Test'.F16:'Mechanics Test'.F17 'Mechanics Test'.D100:'Mechanics Test'.D2220 'Mechanics Test'.E18:'Mechanics Test'.F66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2:'Mechanics Test'.X3 'Mechanics Test'.S160:'Mechanics Test'.X2220 'Mechanics Test'.S110:'Mechanics Test'.U159 'Mechanics Test'.W110:'Mechanics Test'.X159 'Mechanics Test'.S99:'Mechanics Test'.X109 'Mechanics Test'.W4:'Mechanics Test'.X34 'Mechanics Test'.S4:'Mechanics Test'.U34 'Mechanics Test'.S35:'Mechanics Test'.X66">
            <calcext:condition calcext:apply-style-name="Red bg" calcext:value="=&quot;Cancels&quot;" calcext:base-cell-address="'Mechanics Test'.S2"/>
            <calcext:condition calcext:apply-style-name="Light orange bg" calcext:value="=&quot;Follows&quot;" calcext:base-cell-address="'Mechanics Test'.S2"/>
            <calcext:condition calcext:apply-style-name="Yellow bg" calcext:value="=&quot;Buffers&quot;" calcext:base-cell-address="'Mechanics Test'.S2"/>
            <calcext:condition calcext:apply-style-name="Light blue bg" calcext:value="=&quot;Mutual&quot;" calcext:base-cell-address="'Mechanics Test'.S2"/>
            <calcext:condition calcext:apply-style-name="Green bg" calcext:value="=&quot;Special&quot;" calcext:base-cell-address="'Mechanics Test'.S2"/>
            <calcext:condition calcext:apply-style-name="Blue bg" calcext:value="=&quot;Prereq&quot;" calcext:base-cell-address="'Mechanics Test'.S2"/>
            <calcext:condition calcext:apply-style-name="Light gray bg" calcext:value="=&quot;Impossible?&quot;" calcext:base-cell-address="'Mechanics Test'.S2"/>
            <calcext:condition calcext:apply-style-name="Dark gray bg" calcext:value="=&quot;§§§&quot;" calcext:base-cell-address="'Mechanics Test'.S2"/>
            <calcext:condition calcext:apply-style-name="Dark gray bg" calcext:value="contains-text(&quot;!!&quot;)" calcext:base-cell-address="'Mechanics Test'.S2"/>
            <calcext:condition calcext:apply-style-name="Purple bg" calcext:value="=&quot;???&quot;" calcext:base-cell-address="'Mechanics Test'.S2"/>
            <calcext:condition calcext:apply-style-name="Light gray bg" calcext:value="=&quot;No effect&quot;" calcext:base-cell-address="'Mechanics Test'.S2"/>
          </calcext:conditional-format>
          <calcext:conditional-format calcext:target-range-address="'Mechanics Test'.V33:'Mechanics Test'.V34 'Mechanics Test'.V4:'Mechanics Test'.V20 'Mechanics Test'.V22:'Mechanics Test'.V28">
            <calcext:condition calcext:apply-style-name="Red bg" calcext:value="=&quot;Cancels&quot;" calcext:base-cell-address="'Mechanics Test'.V4"/>
            <calcext:condition calcext:apply-style-name="Light orange bg" calcext:value="=&quot;Follows&quot;" calcext:base-cell-address="'Mechanics Test'.V4"/>
            <calcext:condition calcext:apply-style-name="Yellow bg" calcext:value="=&quot;Buffers&quot;" calcext:base-cell-address="'Mechanics Test'.V4"/>
            <calcext:condition calcext:apply-style-name="Light blue bg" calcext:value="=&quot;Mutual&quot;" calcext:base-cell-address="'Mechanics Test'.V4"/>
            <calcext:condition calcext:apply-style-name="Green bg" calcext:value="=&quot;Special&quot;" calcext:base-cell-address="'Mechanics Test'.V4"/>
            <calcext:condition calcext:apply-style-name="Blue bg" calcext:value="=&quot;Prereq&quot;" calcext:base-cell-address="'Mechanics Test'.V4"/>
            <calcext:condition calcext:apply-style-name="Light gray bg" calcext:value="=&quot;Impossible?&quot;" calcext:base-cell-address="'Mechanics Test'.V4"/>
            <calcext:condition calcext:apply-style-name="Dark gray bg" calcext:value="=&quot;§§§&quot;" calcext:base-cell-address="'Mechanics Test'.V4"/>
            <calcext:condition calcext:apply-style-name="Dark gray bg" calcext:value="contains-text(&quot;!!&quot;)" calcext:base-cell-address="'Mechanics Test'.V4"/>
            <calcext:condition calcext:apply-style-name="Purple bg" calcext:value="=&quot;???&quot;" calcext:base-cell-address="'Mechanics Test'.V4"/>
            <calcext:condition calcext:apply-style-name="Light gray bg" calcext:value="=&quot;No effect&quot;" calcext:base-cell-address="'Mechanics Test'.V4"/>
          </calcext:conditional-format>
          <calcext:conditional-format calcext:target-range-address="'Mechanics Test'.E16:'Mechanics Test'.E16">
            <calcext:condition calcext:apply-style-name="Red bg" calcext:value="=&quot;Cancels&quot;" calcext:base-cell-address="'Mechanics Test'.E16"/>
            <calcext:condition calcext:apply-style-name="Light orange bg" calcext:value="=&quot;Follows&quot;" calcext:base-cell-address="'Mechanics Test'.E16"/>
            <calcext:condition calcext:apply-style-name="Yellow bg" calcext:value="=&quot;Buffers&quot;" calcext:base-cell-address="'Mechanics Test'.E16"/>
            <calcext:condition calcext:apply-style-name="Light blue bg" calcext:value="=&quot;Mutual&quot;" calcext:base-cell-address="'Mechanics Test'.E16"/>
            <calcext:condition calcext:apply-style-name="Green bg" calcext:value="=&quot;Special&quot;" calcext:base-cell-address="'Mechanics Test'.E16"/>
            <calcext:condition calcext:apply-style-name="Blue bg" calcext:value="=&quot;Prereq&quot;" calcext:base-cell-address="'Mechanics Test'.E16"/>
            <calcext:condition calcext:apply-style-name="Light gray bg" calcext:value="=&quot;Impossible?&quot;" calcext:base-cell-address="'Mechanics Test'.E16"/>
            <calcext:condition calcext:apply-style-name="Dark gray bg" calcext:value="=&quot;§§§&quot;" calcext:base-cell-address="'Mechanics Test'.E16"/>
            <calcext:condition calcext:apply-style-name="Dark gray bg" calcext:value="contains-text(&quot;!!&quot;)" calcext:base-cell-address="'Mechanics Test'.E16"/>
            <calcext:condition calcext:apply-style-name="Purple bg" calcext:value="=&quot;???&quot;" calcext:base-cell-address="'Mechanics Test'.E16"/>
            <calcext:condition calcext:apply-style-name="Light gray bg" calcext:value="=&quot;No effect&quot;" calcext:base-cell-address="'Mechanics Test'.E16"/>
          </calcext:conditional-format>
          <calcext:conditional-format calcext:target-range-address="'Mechanics Test'.E17:'Mechanics Test'.E17">
            <calcext:condition calcext:apply-style-name="Red bg" calcext:value="=&quot;Cancels&quot;" calcext:base-cell-address="'Mechanics Test'.E17"/>
            <calcext:condition calcext:apply-style-name="Light orange bg" calcext:value="=&quot;Follows&quot;" calcext:base-cell-address="'Mechanics Test'.E17"/>
            <calcext:condition calcext:apply-style-name="Yellow bg" calcext:value="=&quot;Buffers&quot;" calcext:base-cell-address="'Mechanics Test'.E17"/>
            <calcext:condition calcext:apply-style-name="Light blue bg" calcext:value="=&quot;Mutual&quot;" calcext:base-cell-address="'Mechanics Test'.E17"/>
            <calcext:condition calcext:apply-style-name="Green bg" calcext:value="=&quot;Special&quot;" calcext:base-cell-address="'Mechanics Test'.E17"/>
            <calcext:condition calcext:apply-style-name="Blue bg" calcext:value="=&quot;Prereq&quot;" calcext:base-cell-address="'Mechanics Test'.E17"/>
            <calcext:condition calcext:apply-style-name="Light gray bg" calcext:value="=&quot;Impossible?&quot;" calcext:base-cell-address="'Mechanics Test'.E17"/>
            <calcext:condition calcext:apply-style-name="Dark gray bg" calcext:value="=&quot;§§§&quot;" calcext:base-cell-address="'Mechanics Test'.E17"/>
            <calcext:condition calcext:apply-style-name="Dark gray bg" calcext:value="contains-text(&quot;!!&quot;)" calcext:base-cell-address="'Mechanics Test'.E17"/>
            <calcext:condition calcext:apply-style-name="Purple bg" calcext:value="=&quot;???&quot;" calcext:base-cell-address="'Mechanics Test'.E17"/>
            <calcext:condition calcext:apply-style-name="Light gray bg" calcext:value="=&quot;No effect&quot;" calcext:base-cell-address="'Mechanics Test'.E17"/>
          </calcext:conditional-format>
          <calcext:conditional-format calcext:target-range-address="'Mechanics Test'.D99:'Mechanics Test'.D99 'Mechanics Test'.D35:'Mechanics Test'.D66">
            <calcext:condition calcext:apply-style-name="Red bg" calcext:value="=&quot;Cancels&quot;" calcext:base-cell-address="'Mechanics Test'.D35"/>
            <calcext:condition calcext:apply-style-name="Light orange bg" calcext:value="=&quot;Follows&quot;" calcext:base-cell-address="'Mechanics Test'.D35"/>
            <calcext:condition calcext:apply-style-name="Yellow bg" calcext:value="=&quot;Buffers&quot;" calcext:base-cell-address="'Mechanics Test'.D35"/>
            <calcext:condition calcext:apply-style-name="Light blue bg" calcext:value="=&quot;Mutual&quot;" calcext:base-cell-address="'Mechanics Test'.D35"/>
            <calcext:condition calcext:apply-style-name="Green bg" calcext:value="=&quot;Special&quot;" calcext:base-cell-address="'Mechanics Test'.D35"/>
            <calcext:condition calcext:apply-style-name="Blue bg" calcext:value="=&quot;Prereq&quot;" calcext:base-cell-address="'Mechanics Test'.D35"/>
            <calcext:condition calcext:apply-style-name="Light gray bg" calcext:value="=&quot;Impossible?&quot;" calcext:base-cell-address="'Mechanics Test'.D35"/>
            <calcext:condition calcext:apply-style-name="Dark gray bg" calcext:value="=&quot;§§§&quot;" calcext:base-cell-address="'Mechanics Test'.D35"/>
            <calcext:condition calcext:apply-style-name="Dark gray bg" calcext:value="contains-text(&quot;!!&quot;)" calcext:base-cell-address="'Mechanics Test'.D35"/>
            <calcext:condition calcext:apply-style-name="Purple bg" calcext:value="=&quot;???&quot;" calcext:base-cell-address="'Mechanics Test'.D35"/>
            <calcext:condition calcext:apply-style-name="Light gray bg" calcext:value="=&quot;No effect&quot;" calcext:base-cell-address="'Mechanics Test'.D35"/>
          </calcext:conditional-format>
          <calcext:conditional-format calcext:target-range-address="'Mechanics Test'.Y67:'Mechanics Test'.AF98 'Mechanics Test'.G67:'Mechanics Test'.R98">
            <calcext:condition calcext:apply-style-name="Red bg" calcext:value="=&quot;Cancels&quot;" calcext:base-cell-address="'Mechanics Test'.G67"/>
            <calcext:condition calcext:apply-style-name="Light orange bg" calcext:value="=&quot;Follows&quot;" calcext:base-cell-address="'Mechanics Test'.G67"/>
            <calcext:condition calcext:apply-style-name="Yellow bg" calcext:value="=&quot;Buffers&quot;" calcext:base-cell-address="'Mechanics Test'.G67"/>
            <calcext:condition calcext:apply-style-name="Light blue bg" calcext:value="=&quot;Mutual&quot;" calcext:base-cell-address="'Mechanics Test'.G67"/>
            <calcext:condition calcext:apply-style-name="Green bg" calcext:value="=&quot;Special&quot;" calcext:base-cell-address="'Mechanics Test'.G67"/>
            <calcext:condition calcext:apply-style-name="Blue bg" calcext:value="=&quot;Prereq&quot;" calcext:base-cell-address="'Mechanics Test'.G67"/>
            <calcext:condition calcext:apply-style-name="Light gray bg" calcext:value="=&quot;Impossible?&quot;" calcext:base-cell-address="'Mechanics Test'.G67"/>
            <calcext:condition calcext:apply-style-name="Dark gray bg" calcext:value="=&quot;§§§&quot;" calcext:base-cell-address="'Mechanics Test'.G67"/>
            <calcext:condition calcext:apply-style-name="Dark gray bg" calcext:value="contains-text(&quot;!!&quot;)" calcext:base-cell-address="'Mechanics Test'.G67"/>
            <calcext:condition calcext:apply-style-name="Purple bg" calcext:value="=&quot;???&quot;" calcext:base-cell-address="'Mechanics Test'.G67"/>
            <calcext:condition calcext:apply-style-name="Light gray bg" calcext:value="=&quot;No effect&quot;" calcext:base-cell-address="'Mechanics Test'.G67"/>
          </calcext:conditional-format>
          <calcext:conditional-format calcext:target-range-address="'Mechanics Test'.D67:'Mechanics Test'.F98">
            <calcext:condition calcext:apply-style-name="Red bg" calcext:value="=&quot;Cancels&quot;" calcext:base-cell-address="'Mechanics Test'.D67"/>
            <calcext:condition calcext:apply-style-name="Light orange bg" calcext:value="=&quot;Follows&quot;" calcext:base-cell-address="'Mechanics Test'.D67"/>
            <calcext:condition calcext:apply-style-name="Yellow bg" calcext:value="=&quot;Buffers&quot;" calcext:base-cell-address="'Mechanics Test'.D67"/>
            <calcext:condition calcext:apply-style-name="Light blue bg" calcext:value="=&quot;Mutual&quot;" calcext:base-cell-address="'Mechanics Test'.D67"/>
            <calcext:condition calcext:apply-style-name="Green bg" calcext:value="=&quot;Special&quot;" calcext:base-cell-address="'Mechanics Test'.D67"/>
            <calcext:condition calcext:apply-style-name="Blue bg" calcext:value="=&quot;Prereq&quot;" calcext:base-cell-address="'Mechanics Test'.D67"/>
            <calcext:condition calcext:apply-style-name="Light gray bg" calcext:value="=&quot;Impossible?&quot;" calcext:base-cell-address="'Mechanics Test'.D67"/>
            <calcext:condition calcext:apply-style-name="Dark gray bg" calcext:value="=&quot;§§§&quot;" calcext:base-cell-address="'Mechanics Test'.D67"/>
            <calcext:condition calcext:apply-style-name="Dark gray bg" calcext:value="contains-text(&quot;!!&quot;)" calcext:base-cell-address="'Mechanics Test'.D67"/>
            <calcext:condition calcext:apply-style-name="Purple bg" calcext:value="=&quot;???&quot;" calcext:base-cell-address="'Mechanics Test'.D67"/>
            <calcext:condition calcext:apply-style-name="Light gray bg" calcext:value="=&quot;No effect&quot;" calcext:base-cell-address="'Mechanics Test'.D67"/>
          </calcext:conditional-format>
          <calcext:conditional-format calcext:target-range-address="'Mechanics Test'.S86:'Mechanics Test'.X98 'Mechanics Test'.W67:'Mechanics Test'.X85 'Mechanics Test'.S67:'Mechanics Test'.U85">
            <calcext:condition calcext:apply-style-name="Red bg" calcext:value="=&quot;Cancels&quot;" calcext:base-cell-address="'Mechanics Test'.S67"/>
            <calcext:condition calcext:apply-style-name="Light orange bg" calcext:value="=&quot;Follows&quot;" calcext:base-cell-address="'Mechanics Test'.S67"/>
            <calcext:condition calcext:apply-style-name="Yellow bg" calcext:value="=&quot;Buffers&quot;" calcext:base-cell-address="'Mechanics Test'.S67"/>
            <calcext:condition calcext:apply-style-name="Light blue bg" calcext:value="=&quot;Mutual&quot;" calcext:base-cell-address="'Mechanics Test'.S67"/>
            <calcext:condition calcext:apply-style-name="Green bg" calcext:value="=&quot;Special&quot;" calcext:base-cell-address="'Mechanics Test'.S67"/>
            <calcext:condition calcext:apply-style-name="Blue bg" calcext:value="=&quot;Prereq&quot;" calcext:base-cell-address="'Mechanics Test'.S67"/>
            <calcext:condition calcext:apply-style-name="Light gray bg" calcext:value="=&quot;Impossible?&quot;" calcext:base-cell-address="'Mechanics Test'.S67"/>
            <calcext:condition calcext:apply-style-name="Dark gray bg" calcext:value="=&quot;§§§&quot;" calcext:base-cell-address="'Mechanics Test'.S67"/>
            <calcext:condition calcext:apply-style-name="Dark gray bg" calcext:value="contains-text(&quot;!!&quot;)" calcext:base-cell-address="'Mechanics Test'.S67"/>
            <calcext:condition calcext:apply-style-name="Purple bg" calcext:value="=&quot;???&quot;" calcext:base-cell-address="'Mechanics Test'.S67"/>
            <calcext:condition calcext:apply-style-name="Light gray bg" calcext:value="=&quot;No effect&quot;" calcext:base-cell-address="'Mechanics Test'.S67"/>
          </calcext:conditional-format>
          <calcext:conditional-format calcext:target-range-address="'Mechanics Test'.V67:'Mechanics Test'.V96">
            <calcext:condition calcext:apply-style-name="Red bg" calcext:value="=&quot;Cancels&quot;" calcext:base-cell-address="'Mechanics Test'.V67"/>
            <calcext:condition calcext:apply-style-name="Light orange bg" calcext:value="=&quot;Follows&quot;" calcext:base-cell-address="'Mechanics Test'.V67"/>
            <calcext:condition calcext:apply-style-name="Yellow bg" calcext:value="=&quot;Buffers&quot;" calcext:base-cell-address="'Mechanics Test'.V67"/>
            <calcext:condition calcext:apply-style-name="Light blue bg" calcext:value="=&quot;Mutual&quot;" calcext:base-cell-address="'Mechanics Test'.V67"/>
            <calcext:condition calcext:apply-style-name="Green bg" calcext:value="=&quot;Special&quot;" calcext:base-cell-address="'Mechanics Test'.V67"/>
            <calcext:condition calcext:apply-style-name="Blue bg" calcext:value="=&quot;Prereq&quot;" calcext:base-cell-address="'Mechanics Test'.V67"/>
            <calcext:condition calcext:apply-style-name="Light gray bg" calcext:value="=&quot;Impossible?&quot;" calcext:base-cell-address="'Mechanics Test'.V67"/>
            <calcext:condition calcext:apply-style-name="Dark gray bg" calcext:value="=&quot;§§§&quot;" calcext:base-cell-address="'Mechanics Test'.V67"/>
            <calcext:condition calcext:apply-style-name="Dark gray bg" calcext:value="contains-text(&quot;!!&quot;)" calcext:base-cell-address="'Mechanics Test'.V67"/>
            <calcext:condition calcext:apply-style-name="Purple bg" calcext:value="=&quot;???&quot;" calcext:base-cell-address="'Mechanics Test'.V67"/>
            <calcext:condition calcext:apply-style-name="Light gray bg" calcext:value="=&quot;No effect&quot;" calcext:base-cell-address="'Mechanics Test'.V67"/>
          </calcext:conditional-format>
        </calcext:conditional-formats>
      </table:table>
      <table:table table:name="Simultaneous Test" table:style-name="ta1">
        <table:table-column table:style-name="co62" table:default-cell-style-name="Default"/>
        <table:table-column table:style-name="co19" table:number-columns-repeated="12" table:default-cell-style-name="Default"/>
        <table:table-row table:style-name="ro1">
          <table:table-cell table:style-name="ce271"/>
          <table:table-cell table:style-name="ce271" table:content-validation-name="val21" office:value-type="string" calcext:value-type="string">
            <text:p>Attack s1</text:p>
          </table:table-cell>
          <table:table-cell table:style-name="ce271"/>
          <table:table-cell table:style-name="ce271" table:content-validation-name="val22" office:value-type="string" calcext:value-type="string">
            <text:p>Attack s2</text:p>
          </table:table-cell>
          <table:table-cell table:style-name="ce271"/>
          <table:table-cell table:style-name="ce271" table:content-validation-name="val23" office:value-type="string" calcext:value-type="string">
            <text:p>Attack s3</text:p>
          </table:table-cell>
          <table:table-cell table:style-name="ce271"/>
          <table:table-cell table:style-name="ce271" table:content-validation-name="val24" office:value-type="string" calcext:value-type="string">
            <text:p>Attack s4</text:p>
          </table:table-cell>
          <table:table-cell table:style-name="ce271"/>
          <table:table-cell table:style-name="ce271" table:content-validation-name="val25" office:value-type="string" calcext:value-type="string">
            <text:p>Swim</text:p>
          </table:table-cell>
          <table:table-cell table:style-name="ce271"/>
          <table:table-cell table:style-name="ce271" table:content-validation-name="val26" office:value-type="string" calcext:value-type="string">
            <text:p>Rush</text:p>
          </table:table-cell>
          <table:table-cell table:style-name="ce271"/>
        </table:table-row>
        <table:table-row table:style-name="ro1">
          <table:table-cell table:style-name="ce271" office:value-type="string" calcext:value-type="string">
            <text:p>Attack s1</text:p>
          </table:table-cell>
          <table:table-cell table:style-name="ce272" table:content-validation-name="val21" office:value-type="string" calcext:value-type="string">
            <text:p>Impossible?</text:p>
          </table:table-cell>
          <table:table-cell table:style-name="ce15"/>
          <table:table-cell table:style-name="ce84" table:content-validation-name="val22"/>
          <table:table-cell table:style-name="ce84"/>
          <table:table-cell table:style-name="ce84" table:content-validation-name="val23"/>
          <table:table-cell table:style-name="ce84"/>
          <table:table-cell table:style-name="ce84" table:content-validation-name="val24"/>
          <table:table-cell table:style-name="ce84"/>
          <table:table-cell table:style-name="ce279" table:content-validation-name="val25" office:value-type="string" calcext:value-type="string">
            <text:p>Special</text:p>
          </table:table-cell>
          <table:table-cell table:style-name="ce84" office:value-type="string" calcext:value-type="string">
            <text:p>Attack xy</text:p>
          </table:table-cell>
          <table:table-cell table:style-name="ce84" table:content-validation-name="val26"/>
          <table:table-cell table:style-name="ce84"/>
        </table:table-row>
        <table:table-row table:style-name="ro1">
          <table:table-cell table:style-name="ce271" office:value-type="string" calcext:value-type="string">
            <text:p>Attack s2</text:p>
          </table:table-cell>
          <table:table-cell table:style-name="ce84" table:content-validation-name="val21"/>
          <table:table-cell table:style-name="ce84"/>
          <table:table-cell table:style-name="ce272" table:content-validation-name="val22" office:value-type="string" calcext:value-type="string">
            <text:p>Impossible?</text:p>
          </table:table-cell>
          <table:table-cell table:style-name="ce15"/>
          <table:table-cell table:style-name="ce279" table:content-validation-name="val23" office:value-type="string" calcext:value-type="string">
            <text:p>Special</text:p>
          </table:table-cell>
          <table:table-cell table:style-name="ce84" office:value-type="string" calcext:value-type="string">
            <text:p>Attack zy</text:p>
          </table:table-cell>
          <table:table-cell table:style-name="ce84" table:content-validation-name="val24"/>
          <table:table-cell table:style-name="ce84"/>
          <table:table-cell table:style-name="ce84" table:content-validation-name="val25"/>
          <table:table-cell table:style-name="ce84"/>
          <table:table-cell table:style-name="ce84" table:content-validation-name="val26"/>
          <table:table-cell table:style-name="ce84"/>
        </table:table-row>
        <table:table-row table:style-name="ro1">
          <table:table-cell table:style-name="ce271" office:value-type="string" calcext:value-type="string">
            <text:p>Attack s3</text:p>
          </table:table-cell>
          <table:table-cell table:style-name="ce84" table:content-validation-name="val21"/>
          <table:table-cell table:style-name="ce84"/>
          <table:table-cell table:style-name="ce279" table:content-validation-name="val22" office:value-type="string" calcext:value-type="string">
            <text:p>Special</text:p>
          </table:table-cell>
          <table:table-cell table:style-name="ce84" office:value-type="string" calcext:value-type="string">
            <text:p>Attack zy</text:p>
          </table:table-cell>
          <table:table-cell table:style-name="ce272" table:content-validation-name="val23" office:value-type="string" calcext:value-type="string">
            <text:p>Impossible?</text:p>
          </table:table-cell>
          <table:table-cell table:style-name="ce15"/>
          <table:table-cell table:style-name="ce84" table:content-validation-name="val24"/>
          <table:table-cell table:style-name="ce84"/>
          <table:table-cell table:style-name="ce84" table:content-validation-name="val25"/>
          <table:table-cell table:style-name="ce84"/>
          <table:table-cell table:style-name="ce84" table:content-validation-name="val26"/>
          <table:table-cell table:style-name="ce84"/>
        </table:table-row>
        <table:table-row table:style-name="ro1">
          <table:table-cell table:style-name="ce271" office:value-type="string" calcext:value-type="string">
            <text:p>Attack s4</text:p>
          </table:table-cell>
          <table:table-cell table:style-name="ce84" table:content-validation-name="val21"/>
          <table:table-cell table:style-name="ce84"/>
          <table:table-cell table:style-name="ce84" table:content-validation-name="val22"/>
          <table:table-cell table:style-name="ce84"/>
          <table:table-cell table:style-name="ce84" table:content-validation-name="val23"/>
          <table:table-cell table:style-name="ce84"/>
          <table:table-cell table:style-name="ce272" table:content-validation-name="val24" office:value-type="string" calcext:value-type="string">
            <text:p>Impossible?</text:p>
          </table:table-cell>
          <table:table-cell table:style-name="ce15"/>
          <table:table-cell table:style-name="ce84" table:content-validation-name="val25"/>
          <table:table-cell table:style-name="ce84"/>
          <table:table-cell table:style-name="ce84" table:content-validation-name="val26"/>
          <table:table-cell table:style-name="ce84"/>
        </table:table-row>
        <table:table-row table:style-name="ro1">
          <table:table-cell table:style-name="ce271" office:value-type="string" calcext:value-type="string">
            <text:p>Swim</text:p>
          </table:table-cell>
          <table:table-cell table:style-name="ce279" table:content-validation-name="val21" office:value-type="string" calcext:value-type="string">
            <text:p>Special</text:p>
          </table:table-cell>
          <table:table-cell table:style-name="ce84" office:value-type="string" calcext:value-type="string">
            <text:p>Attack xy</text:p>
          </table:table-cell>
          <table:table-cell table:style-name="ce84" table:content-validation-name="val22"/>
          <table:table-cell table:style-name="ce84"/>
          <table:table-cell table:style-name="ce84" table:content-validation-name="val23"/>
          <table:table-cell table:style-name="ce84"/>
          <table:table-cell table:style-name="ce84" table:content-validation-name="val24"/>
          <table:table-cell table:style-name="ce84"/>
          <table:table-cell table:style-name="ce272" table:content-validation-name="val25" office:value-type="string" calcext:value-type="string">
            <text:p>Impossible?</text:p>
          </table:table-cell>
          <table:table-cell table:style-name="ce15"/>
          <table:table-cell table:style-name="ce84" table:content-validation-name="val26"/>
          <table:table-cell table:style-name="ce84"/>
        </table:table-row>
        <table:table-row table:style-name="ro1">
          <table:table-cell table:style-name="ce271" office:value-type="string" calcext:value-type="string">
            <text:p>Rush</text:p>
          </table:table-cell>
          <table:table-cell table:style-name="ce84" table:content-validation-name="val21"/>
          <table:table-cell table:style-name="ce84"/>
          <table:table-cell table:style-name="ce84" table:content-validation-name="val22"/>
          <table:table-cell table:style-name="ce84"/>
          <table:table-cell table:style-name="ce84" table:content-validation-name="val23"/>
          <table:table-cell table:style-name="ce84"/>
          <table:table-cell table:style-name="ce84" table:content-validation-name="val24"/>
          <table:table-cell table:style-name="ce84"/>
          <table:table-cell table:style-name="ce84" table:content-validation-name="val25"/>
          <table:table-cell table:style-name="ce84"/>
          <table:table-cell table:style-name="ce272" table:content-validation-name="val26" office:value-type="string" calcext:value-type="string">
            <text:p>Impossible?</text:p>
          </table:table-cell>
          <table:table-cell table:style-name="ce15"/>
        </table:table-row>
        <table:table-row table:style-name="ro1" table:number-rows-repeated="3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Note: currently I’m reconsidering the existence of this sheet. Phase 0 data could be incorporated in Mechanics Test sheet, and the end results would probably be smarter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6" office:value-type="string" calcext:value-type="string">
            <text:p>Specialties of this sheet: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6"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Note that unlike Mechanics sheet, which compares actions vs input, simultaneous testing tests the phase 0 of actions vs phase 0 of all other actio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Alternatively, the simultaneous test would compare each action’s phase 0 vs all input, resulting in many of mini-table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Since the data is potentially shaped a bit differently compared to regular Mechanics sheet, it probably helps to keep this data separated in its own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It should be impossible to add columns or rows by hand, or rename column A and row 1. This is all handled from Master Action List instead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Code should automatically apply conditional formatting based on the rules in Reaction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Data validation makes it faster to fill the table. Same rules as in Mechanic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Conditional formatting... like in the Mechanics table. (not implemented yet)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6" office:value-type="string" calcext:value-type="string">
            <text:p>Different functions: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62" office:value-type="string" calcext:value-type="string">
            <text:p>”Refresh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code checks if there are discrepancies between the listed animations here compared to what is included in the Master Action Lis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code adds things non-destructively or deletes unnecessary rows / colum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9" office:value-type="string" calcext:value-type="string">
            <text:p>”generate list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The Master Action List is printed out both horizontally and vertically so that they form intersectio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<text:s text:c="3"/>(Animation variations are included if they’re enabled to be included from Modifiers List.)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<text:s text:c="3"/>This is probably accomplished via filling one half of the spreadsheet with formula... or alternatively, with some type of event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9" office:value-type="string" calcext:value-type="string">
            <text:p>”fill opposite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a single cell – or a group of cells? - is selected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code figures out the alternative position and duplicates the cell’s contents there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should be automatic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9" office:value-type="string" calcext:value-type="string">
            <text:p>”Add conditional formatting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delete existing rules for conditional formatting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find new rules for conditional formatting from Reaction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apply new rules for conditional formatting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1048520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</table:table>
      <table:table table:name="Modifier List" table:style-name="ta1">
        <table:table-column table:style-name="co54" table:default-cell-style-name="Default"/>
        <table:table-column table:style-name="co51" table:default-cell-style-name="Default"/>
        <table:table-column table:style-name="co6" table:default-cell-style-name="Default"/>
        <table:table-column table:style-name="co55" table:number-columns-repeated="2" table:default-cell-style-name="ce323"/>
        <table:table-column table:style-name="co56" table:number-columns-repeated="3" table:default-cell-style-name="ce323"/>
        <table:table-column table:style-name="co57" table:default-cell-style-name="Default"/>
        <table:table-row table:style-name="ro1">
          <table:table-cell table:style-name="ce145" office:value-type="string" calcext:value-type="string">
            <text:p>Short name</text:p>
          </table:table-cell>
          <table:table-cell table:style-name="ce145" office:value-type="string" calcext:value-type="string">
            <text:p>Modifier full name</text:p>
          </table:table-cell>
          <table:table-cell table:style-name="ce145" office:value-type="string" calcext:value-type="string">
            <text:p>Color</text:p>
          </table:table-cell>
          <table:table-cell table:style-name="ce152" office:value-type="string" calcext:value-type="string">
            <text:p>OR Group:</text:p>
          </table:table-cell>
          <table:table-cell table:number-columns-repeated="2" table:style-name="ce152" office:value-type="string" calcext:value-type="string">
            <text:p>NAND Group:</text:p>
          </table:table-cell>
          <table:table-cell table:style-name="ce152" office:value-type="string" calcext:value-type="string">
            <text:p>XNOR Group:</text:p>
          </table:table-cell>
          <table:table-cell table:style-name="ce152" office:value-type="string" calcext:value-type="string">
            <text:p>IF Group:</text:p>
          </table:table-cell>
          <table:table-cell table:style-name="ce145" office:value-type="string" calcext:value-type="string">
            <text:p>Notes 1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285"/>
          <table:table-cell table:style-name="ce32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eapon 1 equipped.</text:p>
          </table:table-cell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285"/>
          <table:table-cell table:style-name="ce32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eapon 2 equipped.</text:p>
          </table:table-cell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285"/>
          <table:table-cell table:style-name="ce32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apon 3 equipped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286"/>
          <table:table-cell table:style-name="ce322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per mode active.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87"/>
          <table:table-cell table:style-name="ce32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87"/>
          <table:table-cell table:style-name="ce32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288"/>
          <table:table-cell table:style-name="ce322"/>
          <table:table-cell table:number-columns-repeated="5"/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9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ction has Lenient Air Momentum.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9"/>
          <table:table-cell table:style-name="ce32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ction has Positive Air Momentum.</text:p>
          </table:table-cell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321"/>
          <table:table-cell table:style-name="ce322"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321"/>
          <table:table-cell table:style-name="ce322"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About rules: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. Entries in the rule columns MUST be integers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4. User can add an indefinite number of rule columns of each type and it still works.</text:p>
          </table:table-cell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sults List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table:style-name="ce145" office:value-type="string" calcext:value-type="string">
            <text:p>List of Results:</text:p>
          </table:table-cell>
          <table:table-cell table:style-name="ce145" office:value-type="string" calcext:value-type="string">
            <text:p>Color</text:p>
          </table:table-cell>
          <table:table-cell table:number-columns-repeated="2" table:style-name="ce145" office:value-type="string" calcext:value-type="string">
            <text:p>Explanation for the user:</text:p>
          </table:table-cell>
        </table:table-row>
        <table:table-row table:style-name="ro1">
          <table:table-cell table:style-name="ce324" office:value-type="string" calcext:value-type="string">
            <text:p>Undecided</text:p>
          </table:table-cell>
          <table:table-cell table:style-name="ce32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324" office:value-type="string" calcext:value-type="string">
            <text:p>No effect</text:p>
          </table:table-cell>
          <table:table-cell table:style-name="ce289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324" office:value-type="string" calcext:value-type="string">
            <text:p>Impossible?</text:p>
          </table:table-cell>
          <table:table-cell table:style-name="ce325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324" office:value-type="string" calcext:value-type="string">
            <text:p>Prereq</text:p>
          </table:table-cell>
          <table:table-cell table:style-name="ce326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324" office:value-type="string" calcext:value-type="string">
            <text:p>Mutual</text:p>
          </table:table-cell>
          <table:table-cell table:style-name="ce287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324" office:value-type="string" calcext:value-type="string">
            <text:p>Special</text:p>
          </table:table-cell>
          <table:table-cell table:style-name="ce327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328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324" office:value-type="string" calcext:value-type="string">
            <text:p>Buffers</text:p>
          </table:table-cell>
          <table:table-cell table:style-name="ce329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324" office:value-type="string" calcext:value-type="string">
            <text:p>Follows</text:p>
          </table:table-cell>
          <table:table-cell table:style-name="ce330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324" office:value-type="string" calcext:value-type="string">
            <text:p>???</text:p>
          </table:table-cell>
          <table:table-cell table:style-name="ce331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324" office:value-type="string" calcext:value-type="string">
            <text:p>---</text:p>
          </table:table-cell>
          <table:table-cell table:style-name="ce324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332"/>
          <table:table-cell/>
        </table:table-row>
      </table:table>
      <table:table table:name="Target List" table:style-name="ta1">
        <table:table-column table:style-name="co43" table:default-cell-style-name="ce84"/>
        <table:table-column table:style-name="co33" table:default-cell-style-name="ce334"/>
        <table:table-column table:style-name="co6" table:default-cell-style-name="ce99"/>
        <table:table-column table:style-name="co14" table:default-cell-style-name="ce99"/>
        <table:table-column table:style-name="co14" table:default-cell-style-name="ce84"/>
        <table:table-column table:style-name="co15" table:default-cell-style-name="ce84"/>
        <table:table-column table:style-name="co16" table:number-columns-repeated="3" table:default-cell-style-name="ce140"/>
        <table:table-column table:style-name="co44" table:default-cell-style-name="ce140"/>
        <table:table-column table:style-name="co19" table:number-columns-repeated="874" table:default-cell-style-name="ce140"/>
        <table:table-row table:style-name="ro1">
          <table:table-cell table:style-name="ce83" office:value-type="string" calcext:value-type="string">
            <text:p>Target Name</text:p>
          </table:table-cell>
          <table:table-cell table:style-name="ce333" office:value-type="string" calcext:value-type="string">
            <text:p>Type</text:p>
          </table:table-cell>
          <table:table-cell table:style-name="ce96" office:value-type="string" calcext:value-type="string">
            <text:p>Color</text:p>
          </table:table-cell>
          <table:table-cell table:style-name="ce96" office:value-type="string" calcext:value-type="string">
            <text:p>Modifier</text:p>
          </table:table-cell>
          <table:table-cell table:style-name="ce83" office:value-type="string" calcext:value-type="string">
            <text:p>Full Name</text:p>
          </table:table-cell>
          <table:table-cell table:style-name="ce83" office:value-type="string" calcext:value-type="string">
            <text:p>In-game description</text:p>
          </table:table-cell>
          <table:table-cell table:style-name="ce128" office:value-type="string" calcext:value-type="string">
            <text:p>Notes 1</text:p>
          </table:table-cell>
          <table:table-cell table:style-name="ce128" office:value-type="string" calcext:value-type="string">
            <text:p>Notes 2</text:p>
          </table:table-cell>
          <table:table-cell table:style-name="ce128" office:value-type="string" calcext:value-type="string">
            <text:p>Notes 3</text:p>
          </table:table-cell>
          <table:table-cell table:style-name="ce128" office:value-type="string" calcext:value-type="string">
            <text:p>Limitations</text:p>
          </table:table-cell>
          <table:table-cell table:style-name="ce142" table:number-columns-repeated="874"/>
        </table:table-row>
        <table:table-row table:style-name="ro1">
          <table:table-cell office:value-type="string" calcext:value-type="string">
            <text:p>Minotaur (Idle)</text:p>
          </table:table-cell>
          <table:table-cell/>
          <table:table-cell table:style-name="ce336"/>
          <table:table-cell table:style-name="ce103"/>
          <table:table-cell table:number-columns-repeated="2"/>
          <table:table-cell table:style-name="ce337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A)</text:p>
          </table:table-cell>
          <table:table-cell/>
          <table:table-cell table:style-name="ce336"/>
          <table:table-cell table:style-name="ce103"/>
          <table:table-cell table:number-columns-repeated="2"/>
          <table:table-cell table:style-name="ce338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B)</text:p>
          </table:table-cell>
          <table:table-cell/>
          <table:table-cell table:style-name="ce336"/>
          <table:table-cell table:style-name="ce103"/>
          <table:table-cell table:number-columns-repeated="2"/>
          <table:table-cell table:style-name="ce338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Frozen)</text:p>
          </table:table-cell>
          <table:table-cell/>
          <table:table-cell table:style-name="ce336"/>
          <table:table-cell table:style-name="ce103"/>
          <table:table-cell table:number-columns-repeated="2"/>
          <table:table-cell table:style-name="ce338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Stunned)</text:p>
          </table:table-cell>
          <table:table-cell/>
          <table:table-cell table:style-name="ce336"/>
          <table:table-cell table:style-name="ce103"/>
          <table:table-cell table:number-columns-repeated="2"/>
          <table:table-cell table:style-name="ce338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Idle)</text:p>
          </table:table-cell>
          <table:table-cell/>
          <table:table-cell table:style-name="ce103" table:number-columns-repeated="2"/>
          <table:table-cell table:number-columns-repeated="2"/>
          <table:table-cell table:style-name="ce338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Air)</text:p>
          </table:table-cell>
          <table:table-cell/>
          <table:table-cell table:style-name="ce103" table:number-columns-repeated="2"/>
          <table:table-cell table:number-columns-repeated="2"/>
          <table:table-cell table:style-name="ce338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339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338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340" table:number-columns-repeated="104"/>
          <table:table-cell table:number-columns-repeated="774"/>
        </table:table-row>
        <table:table-row table:style-name="ro1" table:number-rows-repeated="4">
          <table:table-cell table:number-columns-repeated="6"/>
          <table:table-cell table:style-name="ce338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341" table:number-columns-repeated="104"/>
          <table:table-cell table:number-columns-repeated="774"/>
        </table:table-row>
        <table:table-row table:style-name="ro1" table:number-rows-repeated="8">
          <table:table-cell table:number-columns-repeated="6"/>
          <table:table-cell table:style-name="ce338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Default"/>
          <table:table-cell table:style-name="ce338" table:number-columns-repeated="103"/>
          <table:table-cell table:number-columns-repeated="774"/>
        </table:table-row>
        <table:table-row table:style-name="ro1" table:number-rows-repeated="2">
          <table:table-cell table:number-columns-repeated="6"/>
          <table:table-cell table:style-name="ce342"/>
          <table:table-cell table:style-name="ce338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43" office:value-type="string" calcext:value-type="string">
            <text:p>Specialties of this sheet:</text:p>
          </table:table-cell>
          <table:table-cell table:style-name="ce338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42"/>
          <table:table-cell table:style-name="ce338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42" office:value-type="string" calcext:value-type="string">
            <text:p>It’s a hypothetical list of targets that is used in Attack Reactions (or similarly named) list.</text:p>
          </table:table-cell>
          <table:table-cell table:style-name="ce338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42" office:value-type="string" calcext:value-type="string">
            <text:p>Another way to do this would be to list all of this stuff in the Master List.</text:p>
          </table:table-cell>
          <table:table-cell table:style-name="ce338" table:number-columns-repeated="103"/>
          <table:table-cell table:number-columns-repeated="774"/>
        </table:table-row>
        <table:table-row table:style-name="ro1">
          <table:table-cell table:style-name="ce86"/>
          <table:table-cell table:style-name="ce335"/>
          <table:table-cell table:style-name="ce103" table:number-columns-repeated="2"/>
          <table:table-cell table:number-columns-repeated="2"/>
          <table:table-cell table:style-name="ce342"/>
          <table:table-cell table:style-name="ce338" table:number-columns-repeated="103"/>
          <table:table-cell table:number-columns-repeated="774"/>
        </table:table-row>
        <table:table-row table:style-name="ro1">
          <table:table-cell table:style-name="ce86"/>
          <table:table-cell table:style-name="ce335"/>
          <table:table-cell table:style-name="ce103" table:number-columns-repeated="2"/>
          <table:table-cell table:number-columns-repeated="2"/>
          <table:table-cell table:style-name="ce342" office:value-type="string" calcext:value-type="string">
            <text:p>”Modifier” column would be for listing, i.e. separate difficulty, in case that would affect attack reactions and would be necessary to take note of.</text:p>
          </table:table-cell>
          <table:table-cell table:style-name="ce338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42" office:value-type="string" calcext:value-type="string">
            <text:p>Should enemies have their own ”modifier” column which replicates tested states in the exact same way as the various Action modifers do?</text:p>
          </table:table-cell>
          <table:table-cell table:style-name="ce338" table:number-columns-repeated="103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342"/>
          <table:table-cell table:style-name="ce338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44" office:value-type="string" calcext:value-type="string">
            <text:p>Different functions:</text:p>
          </table:table-cell>
          <table:table-cell table:style-name="ce338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42"/>
          <table:table-cell table:style-name="ce338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45" office:value-type="string" calcext:value-type="string">
            <text:p>”Generate”.</text:p>
          </table:table-cell>
          <table:table-cell table:style-name="ce338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42"/>
          <table:table-cell table:style-name="ce338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42" office:value-type="string" calcext:value-type="string">
            <text:p>The user generates a list that compares the targets listed here vs attacks that have the ”hit” column marked.</text:p>
          </table:table-cell>
          <table:table-cell table:style-name="ce338" table:number-columns-repeated="103"/>
          <table:table-cell table:number-columns-repeated="774"/>
        </table:table-row>
        <table:table-row table:style-name="ro1" table:number-rows-repeated="13">
          <table:table-cell table:number-columns-repeated="6"/>
          <table:table-cell table:style-name="ce342"/>
          <table:table-cell table:style-name="ce338" table:number-columns-repeated="103"/>
          <table:table-cell table:number-columns-repeated="774"/>
        </table:table-row>
        <table:table-row table:style-name="ro1" table:number-rows-repeated="1915">
          <table:table-cell table:number-columns-repeated="6"/>
          <table:table-cell table:style-name="ce338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338"/>
          <table:table-cell table:number-columns-repeated="877"/>
        </table:table-row>
        <table:table-row table:style-name="ro1" table:number-rows-repeated="1046600">
          <table:table-cell table:number-columns-repeated="884"/>
        </table:table-row>
        <table:table-row table:style-name="ro1">
          <table:table-cell table:number-columns-repeated="884"/>
        </table:table-row>
        <calcext:conditional-formats>
          <calcext:conditional-format calcext:target-range-address="'Target List'.H27:'Target List'.DF1972 'Target List'.G28:'Target List'.G1975 'Target List'.G3:'Target List'.DF8 'Target List'.G19:'Target List'.DF26 'Target List'.G10:'Target List'.DF12 'Target List'.G14:'Target List'.DF17">
            <calcext:condition calcext:apply-style-name="Red bg" calcext:value="=&quot;Interrupts&quot;" calcext:base-cell-address="'Target List'.G3"/>
            <calcext:condition calcext:apply-style-name="Light orange bg" calcext:value="=&quot;Follows&quot;" calcext:base-cell-address="'Target List'.G3"/>
            <calcext:condition calcext:apply-style-name="Yellow bg" calcext:value="=&quot;Buffered&quot;" calcext:base-cell-address="'Target List'.G3"/>
            <calcext:condition calcext:apply-style-name="Light blue bg" calcext:value="=&quot;Combined&quot;" calcext:base-cell-address="'Target List'.G3"/>
            <calcext:condition calcext:apply-style-name="Green bg" calcext:value="=&quot;Special&quot;" calcext:base-cell-address="'Target List'.G3"/>
            <calcext:condition calcext:apply-style-name="Blue bg" calcext:value="=&quot;Prerequisite&quot;" calcext:base-cell-address="'Target List'.G3"/>
            <calcext:condition calcext:apply-style-name="Light gray bg" calcext:value="=&quot;Unpossible?&quot;" calcext:base-cell-address="'Target List'.G3"/>
            <calcext:condition calcext:apply-style-name="Dark gray bg" calcext:value="=&quot;§§§&quot;" calcext:base-cell-address="'Target List'.G3"/>
            <calcext:condition calcext:apply-style-name="Dark gray bg" calcext:value="contains-text(&quot;!!&quot;)" calcext:base-cell-address="'Target List'.G3"/>
            <calcext:condition calcext:apply-style-name="Purple bg" calcext:value="=&quot;???&quot;" calcext:base-cell-address="'Target List'.G3"/>
            <calcext:condition calcext:apply-style-name="Light gray bg" calcext:value="=&quot;No effect&quot;" calcext:base-cell-address="'Target List'.G3"/>
          </calcext:conditional-format>
          <calcext:conditional-format calcext:target-range-address="'Target List'.G2:'Target List'.DF2">
            <calcext:condition calcext:apply-style-name="Red bg" calcext:value="=&quot;Interrupts&quot;" calcext:base-cell-address="'Target List'.G2"/>
            <calcext:condition calcext:apply-style-name="Light orange bg" calcext:value="=&quot;Follows&quot;" calcext:base-cell-address="'Target List'.G2"/>
            <calcext:condition calcext:apply-style-name="Yellow bg" calcext:value="=&quot;Buffered&quot;" calcext:base-cell-address="'Target List'.G2"/>
            <calcext:condition calcext:apply-style-name="Light blue bg" calcext:value="=&quot;Combined&quot;" calcext:base-cell-address="'Target List'.G2"/>
            <calcext:condition calcext:apply-style-name="Green bg" calcext:value="=&quot;Special&quot;" calcext:base-cell-address="'Target List'.G2"/>
            <calcext:condition calcext:apply-style-name="Blue bg" calcext:value="=&quot;Prerequisite&quot;" calcext:base-cell-address="'Target List'.G2"/>
            <calcext:condition calcext:apply-style-name="Light gray bg" calcext:value="=&quot;Unpossible?&quot;" calcext:base-cell-address="'Target List'.G2"/>
            <calcext:condition calcext:apply-style-name="Dark gray bg" calcext:value="=&quot;§§§&quot;" calcext:base-cell-address="'Target List'.G2"/>
            <calcext:condition calcext:apply-style-name="Dark gray bg" calcext:value="contains-text(&quot;!!&quot;)" calcext:base-cell-address="'Target List'.G2"/>
            <calcext:condition calcext:apply-style-name="Purple bg" calcext:value="=&quot;???&quot;" calcext:base-cell-address="'Target List'.G2"/>
            <calcext:condition calcext:apply-style-name="Light gray bg" calcext:value="=&quot;No effect&quot;" calcext:base-cell-address="'Target List'.G2"/>
          </calcext:conditional-format>
          <calcext:conditional-format calcext:target-range-address="'Target List'.G9:'Target List'.DF9">
            <calcext:condition calcext:apply-style-name="Red bg" calcext:value="=&quot;Interrupts&quot;" calcext:base-cell-address="'Target List'.G9"/>
            <calcext:condition calcext:apply-style-name="Light orange bg" calcext:value="=&quot;Follows&quot;" calcext:base-cell-address="'Target List'.G9"/>
            <calcext:condition calcext:apply-style-name="Yellow bg" calcext:value="=&quot;Buffered&quot;" calcext:base-cell-address="'Target List'.G9"/>
            <calcext:condition calcext:apply-style-name="Light blue bg" calcext:value="=&quot;Combined&quot;" calcext:base-cell-address="'Target List'.G9"/>
            <calcext:condition calcext:apply-style-name="Green bg" calcext:value="=&quot;Special&quot;" calcext:base-cell-address="'Target List'.G9"/>
            <calcext:condition calcext:apply-style-name="Blue bg" calcext:value="=&quot;Prerequisite&quot;" calcext:base-cell-address="'Target List'.G9"/>
            <calcext:condition calcext:apply-style-name="Light gray bg" calcext:value="=&quot;Unpossible?&quot;" calcext:base-cell-address="'Target List'.G9"/>
            <calcext:condition calcext:apply-style-name="Dark gray bg" calcext:value="=&quot;§§§&quot;" calcext:base-cell-address="'Target List'.G9"/>
            <calcext:condition calcext:apply-style-name="Dark gray bg" calcext:value="contains-text(&quot;!!&quot;)" calcext:base-cell-address="'Target List'.G9"/>
            <calcext:condition calcext:apply-style-name="Purple bg" calcext:value="=&quot;???&quot;" calcext:base-cell-address="'Target List'.G9"/>
            <calcext:condition calcext:apply-style-name="Light gray bg" calcext:value="=&quot;No effect&quot;" calcext:base-cell-address="'Target List'.G9"/>
          </calcext:conditional-format>
          <calcext:conditional-format calcext:target-range-address="'Target List'.G13:'Target List'.DF13">
            <calcext:condition calcext:apply-style-name="Red bg" calcext:value="=&quot;Interrupts&quot;" calcext:base-cell-address="'Target List'.G13"/>
            <calcext:condition calcext:apply-style-name="Light orange bg" calcext:value="=&quot;Follows&quot;" calcext:base-cell-address="'Target List'.G13"/>
            <calcext:condition calcext:apply-style-name="Yellow bg" calcext:value="=&quot;Buffered&quot;" calcext:base-cell-address="'Target List'.G13"/>
            <calcext:condition calcext:apply-style-name="Light blue bg" calcext:value="=&quot;Combined&quot;" calcext:base-cell-address="'Target List'.G13"/>
            <calcext:condition calcext:apply-style-name="Green bg" calcext:value="=&quot;Special&quot;" calcext:base-cell-address="'Target List'.G13"/>
            <calcext:condition calcext:apply-style-name="Blue bg" calcext:value="=&quot;Prerequisite&quot;" calcext:base-cell-address="'Target List'.G13"/>
            <calcext:condition calcext:apply-style-name="Light gray bg" calcext:value="=&quot;Unpossible?&quot;" calcext:base-cell-address="'Target List'.G13"/>
            <calcext:condition calcext:apply-style-name="Dark gray bg" calcext:value="=&quot;§§§&quot;" calcext:base-cell-address="'Target List'.G13"/>
            <calcext:condition calcext:apply-style-name="Dark gray bg" calcext:value="contains-text(&quot;!!&quot;)" calcext:base-cell-address="'Target List'.G13"/>
            <calcext:condition calcext:apply-style-name="Purple bg" calcext:value="=&quot;???&quot;" calcext:base-cell-address="'Target List'.G13"/>
            <calcext:condition calcext:apply-style-name="Light gray bg" calcext:value="=&quot;No effect&quot;" calcext:base-cell-address="'Target List'.G13"/>
          </calcext:conditional-format>
          <calcext:conditional-format calcext:target-range-address="'Target List'.G18:'Target List'.DF18">
            <calcext:condition calcext:apply-style-name="Red bg" calcext:value="=&quot;Interrupts&quot;" calcext:base-cell-address="'Target List'.G18"/>
            <calcext:condition calcext:apply-style-name="Light orange bg" calcext:value="=&quot;Follows&quot;" calcext:base-cell-address="'Target List'.G18"/>
            <calcext:condition calcext:apply-style-name="Yellow bg" calcext:value="=&quot;Buffered&quot;" calcext:base-cell-address="'Target List'.G18"/>
            <calcext:condition calcext:apply-style-name="Light blue bg" calcext:value="=&quot;Combined&quot;" calcext:base-cell-address="'Target List'.G18"/>
            <calcext:condition calcext:apply-style-name="Green bg" calcext:value="=&quot;Special&quot;" calcext:base-cell-address="'Target List'.G18"/>
            <calcext:condition calcext:apply-style-name="Blue bg" calcext:value="=&quot;Prerequisite&quot;" calcext:base-cell-address="'Target List'.G18"/>
            <calcext:condition calcext:apply-style-name="Light gray bg" calcext:value="=&quot;Unpossible?&quot;" calcext:base-cell-address="'Target List'.G18"/>
            <calcext:condition calcext:apply-style-name="Dark gray bg" calcext:value="=&quot;§§§&quot;" calcext:base-cell-address="'Target List'.G18"/>
            <calcext:condition calcext:apply-style-name="Dark gray bg" calcext:value="contains-text(&quot;!!&quot;)" calcext:base-cell-address="'Target List'.G18"/>
            <calcext:condition calcext:apply-style-name="Purple bg" calcext:value="=&quot;???&quot;" calcext:base-cell-address="'Target List'.G18"/>
            <calcext:condition calcext:apply-style-name="Light gray bg" calcext:value="=&quot;No effect&quot;" calcext:base-cell-address="'Target List'.G18"/>
          </calcext:conditional-format>
        </calcext:conditional-formats>
      </table:table>
      <table:table table:name="About" table:style-name="ta1">
        <table:table-column table:style-name="co19" table:number-columns-repeated="1024" table:default-cell-style-name="Default"/>
        <table:table-row table:style-name="ro1">
          <table:table-cell table:style-name="ce346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>
        <table:named-range table:name="Attack_s1" table:base-cell-address="$'Mechanics Test'.$A$3" table:cell-range-address="$'Mechanics Test'.$A$3:.$A$65"/>
        <table:named-range table:name="Swim" table:base-cell-address="$'Mechanics Test'.$A$94" table:cell-range-address="$'Mechanics Test'.$A$99:.$A$105"/>
      </table:named-expressions>
      <table:database-ranges>
        <table:database-range table:name="__Anonymous_DB__1" table:target-range-address="'Master Action List'.U1:'Master Action List'.U1048576" table:orientation="column"/>
        <table:database-range table:name="__Anonymous_DB__2" table:target-range-address="'Master Action List'.U1:'Master Action List'.U1048576" table:orientation="column"/>
        <table:database-range table:name="__Anonymous_DB__3" table:target-range-address="'Master Action List'.U1:'Master Action List'.U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3">00.00.0000</text:date>, <text:time style:data-style-name="N2" text:time-value="20:11:21.0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6-23T15:44:24.198000000</dc:date>
    <meta:editing-duration>P6DT11H31M36S</meta:editing-duration>
    <meta:editing-cycles>1071</meta:editing-cycles>
    <meta:generator>LibreOffice/5.4.0.3$Windows_X86_64 LibreOffice_project/7556cbc6811c9d992f4064ab9287069087d7f62c</meta:generator>
    <meta:document-statistic meta:table-count="8" meta:cell-count="1253" meta:object-count="0"/>
  </office:meta>
</office:document-meta>
</file>